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style:font-adornments="Regular" style:font-pitch="variable"/>
    <style:font-face style:name="0" svg:font-family="0" style:font-family-generic="roman"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27cm" table:align="margins"/>
    </style:style>
    <style:style style:name="Table1.A" style:family="table-column">
      <style:table-column-properties style:column-width="2.106cm" style:rel-column-width="8612*"/>
    </style:style>
    <style:style style:name="Table1.B" style:family="table-column">
      <style:table-column-properties style:column-width="3.235cm" style:rel-column-width="13228*"/>
    </style:style>
    <style:style style:name="Table1.C" style:family="table-column">
      <style:table-column-properties style:column-width="2.955cm" style:rel-column-width="12081*"/>
    </style:style>
    <style:style style:name="Table1.D" style:family="table-column">
      <style:table-column-properties style:column-width="2.505cm" style:rel-column-width="10242*"/>
    </style:style>
    <style:style style:name="Table1.E" style:family="table-column">
      <style:table-column-properties style:column-width="2.905cm" style:rel-column-width="11879*"/>
    </style:style>
    <style:style style:name="Table1.F" style:family="table-column">
      <style:table-column-properties style:column-width="2.321cm" style:rel-column-width="9493*"/>
    </style:style>
    <style:style style:name="Table1.A1" style:family="table-cell">
      <style:table-cell-properties fo:background-color="transparent" fo:padding="0.097cm" fo:border="none">
        <style:background-image/>
      </style:table-cell-properties>
    </style:style>
    <style:style style:name="Table1.B1" style:family="table-cell">
      <style:table-cell-properties fo:background-color="#00b8ff" fo:padding="0.097cm" fo:border="none">
        <style:background-image/>
      </style:table-cell-properties>
    </style:style>
    <style:style style:name="Table1.B2" style:family="table-cell">
      <style:table-cell-properties fo:background-color="#e6e6ff" fo:padding="0.097cm" fo:border="none">
        <style:background-image/>
      </style:table-cell-properties>
    </style:style>
    <style:style style:name="Table1.B3" style:family="table-cell">
      <style:table-cell-properties fo:padding="0.097cm" fo:border-left="0.05pt solid #e6e6ff" fo:border-right="none" fo:border-top="none" fo:border-bottom="0.05pt solid #e6e6ff"/>
    </style:style>
    <style:style style:name="Table1.C3" style:family="table-cell">
      <style:table-cell-properties fo:padding="0.097cm" fo:border-left="0.05pt solid #e6e6ff" fo:border-right="none" fo:border-top="none" fo:border-bottom="0.05pt solid #e6e6ff"/>
    </style:style>
    <style:style style:name="Table1.D3" style:family="table-cell">
      <style:table-cell-properties fo:padding="0.097cm" fo:border-left="0.05pt solid #e6e6ff" fo:border-right="none" fo:border-top="none" fo:border-bottom="0.05pt solid #e6e6ff"/>
    </style:style>
    <style:style style:name="Table1.E3" style:family="table-cell">
      <style:table-cell-properties fo:padding="0.097cm" fo:border-left="0.05pt solid #e6e6ff" fo:border-right="none" fo:border-top="none" fo:border-bottom="0.05pt solid #e6e6ff"/>
    </style:style>
    <style:style style:name="Table1.F3" style:family="table-cell">
      <style:table-cell-properties fo:padding="0.097cm" fo:border-left="0.05pt solid #e6e6ff" fo:border-right="0.05pt solid #e6e6ff" fo:border-top="none" fo:border-bottom="0.05pt solid #e6e6ff"/>
    </style:style>
    <style:style style:name="Table1.4" style:family="table-row">
      <style:table-row-properties style:min-row-height="0.945cm"/>
    </style:style>
    <style:style style:name="Table1.B4" style:family="table-cell">
      <style:table-cell-properties fo:padding="0.097cm" fo:border-left="0.05pt solid #e6e6ff" fo:border-right="none" fo:border-top="none" fo:border-bottom="0.05pt solid #e6e6ff"/>
    </style:style>
    <style:style style:name="Table1.C4" style:family="table-cell">
      <style:table-cell-properties fo:padding="0.097cm" fo:border-left="0.05pt solid #e6e6ff" fo:border-right="none" fo:border-top="none" fo:border-bottom="0.05pt solid #e6e6ff"/>
    </style:style>
    <style:style style:name="Table1.D4" style:family="table-cell">
      <style:table-cell-properties fo:padding="0.097cm" fo:border-left="0.05pt solid #e6e6ff" fo:border-right="none" fo:border-top="none" fo:border-bottom="0.05pt solid #e6e6ff"/>
    </style:style>
    <style:style style:name="Table1.E4" style:family="table-cell">
      <style:table-cell-properties fo:padding="0.097cm" fo:border-left="0.05pt solid #e6e6ff" fo:border-right="none" fo:border-top="none" fo:border-bottom="0.05pt solid #e6e6ff"/>
    </style:style>
    <style:style style:name="Table1.F4" style:family="table-cell">
      <style:table-cell-properties fo:padding="0.097cm" fo:border-left="0.05pt solid #e6e6ff" fo:border-right="0.05pt solid #e6e6ff" fo:border-top="none" fo:border-bottom="0.05pt solid #e6e6ff"/>
    </style:style>
    <style:style style:name="Table2" style:family="table">
      <style:table-properties style:width="16.027cm" table:align="margins"/>
    </style:style>
    <style:style style:name="Table2.A" style:family="table-column">
      <style:table-column-properties style:column-width="4.001cm" style:rel-column-width="16358*"/>
    </style:style>
    <style:style style:name="Table2.B" style:family="table-column">
      <style:table-column-properties style:column-width="2.409cm" style:rel-column-width="9852*"/>
    </style:style>
    <style:style style:name="Table2.C" style:family="table-column">
      <style:table-column-properties style:column-width="3.205cm" style:rel-column-width="13105*"/>
    </style:style>
    <style:style style:name="Table2.E" style:family="table-column">
      <style:table-column-properties style:column-width="3.207cm" style:rel-column-width="13115*"/>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Default">
      <style:text-properties fo:color="#000000" style:font-name="Liberation Sans" fo:font-size="8pt" officeooo:rsid="0012093a" officeooo:paragraph-rsid="0012093a" style:font-size-asian="8pt" style:font-size-complex="8pt"/>
    </style:style>
    <style:style style:name="P2" style:family="paragraph" style:parent-style-name="Default">
      <style:paragraph-properties fo:text-align="justify" style:justify-single-word="false"/>
      <style:text-properties fo:color="#000000" style:font-name="Liberation Serif" fo:font-size="8pt" fo:font-weight="normal" officeooo:rsid="00150d6f" officeooo:paragraph-rsid="00150d6f" style:font-size-asian="8pt" style:font-weight-asian="normal" style:font-size-complex="8pt" style:font-weight-complex="normal"/>
    </style:style>
    <style:style style:name="P3" style:family="paragraph" style:parent-style-name="Default">
      <style:paragraph-properties fo:text-align="justify" style:justify-single-word="false"/>
      <style:text-properties style:font-name="Liberation Serif" officeooo:rsid="00150d6f" officeooo:paragraph-rsid="00150d6f"/>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style:font-name="Liberation Serif" fo:font-size="13pt" officeooo:rsid="000cb9d0" officeooo:paragraph-rsid="000e4116" style:font-size-asian="13pt" style:font-size-complex="13pt"/>
    </style:style>
    <style:style style:name="P6" style:family="paragraph" style:parent-style-name="Standard">
      <style:paragraph-properties fo:text-align="justify" style:justify-single-word="false"/>
      <style:text-properties style:font-name="Liberation Serif" fo:font-size="13pt" officeooo:rsid="000cb9d0" officeooo:paragraph-rsid="000cb9d0" style:font-size-asian="13pt" style:font-size-complex="13pt"/>
    </style:style>
    <style:style style:name="P7" style:family="paragraph" style:parent-style-name="Standard">
      <style:paragraph-properties fo:text-align="center" style:justify-single-word="false"/>
      <style:text-properties style:font-name="Liberation Serif" fo:font-size="13pt" officeooo:rsid="000cb9d0" officeooo:paragraph-rsid="000cb9d0" style:font-size-asian="13pt" style:font-size-complex="13pt"/>
    </style:style>
    <style:style style:name="P8" style:family="paragraph" style:parent-style-name="Standard">
      <style:paragraph-properties fo:text-align="center" style:justify-single-word="false"/>
      <style:text-properties style:font-name="Liberation Serif" fo:font-size="16pt" fo:font-weight="bold" officeooo:rsid="00150d6f" officeooo:paragraph-rsid="0017c472"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Liberation Serif" fo:font-size="20pt" officeooo:rsid="000cb9d0" officeooo:paragraph-rsid="000cb9d0" style:font-size-asian="20pt" style:font-size-complex="20pt"/>
    </style:style>
    <style:style style:name="P10" style:family="paragraph" style:parent-style-name="Standard">
      <style:text-properties style:font-name="Liberation Serif" fo:font-size="20pt" fo:font-weight="normal" style:font-size-asian="20pt" style:font-weight-asian="normal" style:font-size-complex="20pt" style:font-weight-complex="normal"/>
    </style:style>
    <style:style style:name="P11" style:family="paragraph" style:parent-style-name="Standard">
      <style:paragraph-properties fo:text-align="justify" style:justify-single-word="false"/>
      <style:text-properties style:font-name="Liberation Serif" fo:font-size="14pt" officeooo:rsid="000cb9d0" officeooo:paragraph-rsid="000cb9d0" style:font-size-asian="12.25pt" style:font-size-complex="14pt"/>
    </style:style>
    <style:style style:name="P12" style:family="paragraph" style:parent-style-name="Standard">
      <style:text-properties style:font-name="Liberation Serif" officeooo:paragraph-rsid="00293693"/>
    </style:style>
    <style:style style:name="P13" style:family="paragraph" style:parent-style-name="Standard">
      <style:paragraph-properties fo:text-align="center" style:justify-single-word="false"/>
      <style:text-properties style:font-name="Liberation Serif" fo:font-size="10pt" officeooo:rsid="000cb9d0" officeooo:paragraph-rsid="0029e4c6" style:font-size-asian="10pt" style:font-size-complex="10pt"/>
    </style:style>
    <style:style style:name="P14" style:family="paragraph" style:parent-style-name="Standard">
      <style:paragraph-properties fo:text-align="center" style:justify-single-word="false"/>
      <style:text-properties style:font-name="Liberation Serif" fo:font-size="10pt" officeooo:rsid="000cb9d0" officeooo:paragraph-rsid="000e4116" style:font-size-asian="10pt" style:font-size-complex="10pt"/>
    </style:style>
    <style:style style:name="P15" style:family="paragraph" style:parent-style-name="Standard">
      <style:text-properties fo:font-size="10pt" style:font-size-asian="10pt" style:font-size-complex="10pt"/>
    </style:style>
    <style:style style:name="P16" style:family="paragraph" style:parent-style-name="Standard">
      <style:text-properties officeooo:rsid="0029e4c6" officeooo:paragraph-rsid="0029e4c6"/>
    </style:style>
    <style:style style:name="P17" style:family="paragraph" style:parent-style-name="Standard">
      <style:text-properties officeooo:rsid="002aa4fe" officeooo:paragraph-rsid="002aa4fe"/>
    </style:style>
    <style:style style:name="P18" style:family="paragraph" style:parent-style-name="Standard">
      <style:text-properties officeooo:paragraph-rsid="002bfea2"/>
    </style:style>
    <style:style style:name="P19" style:family="paragraph" style:parent-style-name="Standard">
      <style:text-properties officeooo:rsid="0031a022" officeooo:paragraph-rsid="0031a022"/>
    </style:style>
    <style:style style:name="P20" style:family="paragraph" style:parent-style-name="Standard">
      <style:text-properties officeooo:rsid="00322e9d" officeooo:paragraph-rsid="00322e9d"/>
    </style:style>
    <style:style style:name="P21" style:family="paragraph" style:parent-style-name="Standard">
      <style:text-properties officeooo:rsid="0033e7e9" officeooo:paragraph-rsid="0033e7e9"/>
    </style:style>
    <style:style style:name="P22" style:family="paragraph" style:parent-style-name="Standard">
      <style:text-properties officeooo:rsid="00352b6f" officeooo:paragraph-rsid="00352b6f"/>
    </style:style>
    <style:style style:name="P23" style:family="paragraph" style:parent-style-name="Standard">
      <style:text-properties officeooo:rsid="003539d6" officeooo:paragraph-rsid="003539d6"/>
    </style:style>
    <style:style style:name="P24" style:family="paragraph" style:parent-style-name="Standard">
      <style:text-properties officeooo:rsid="00353b18" officeooo:paragraph-rsid="00353b18"/>
    </style:style>
    <style:style style:name="P25" style:family="paragraph" style:parent-style-name="Text_20_body">
      <style:paragraph-properties fo:text-align="justify" style:justify-single-word="false" fo:break-before="page"/>
      <style:text-properties style:font-name="Liberation Serif" fo:font-size="20pt" fo:font-weight="normal" officeooo:rsid="00154bbf" officeooo:paragraph-rsid="00154bbf" style:font-size-asian="20pt" style:font-weight-asian="normal" style:font-size-complex="20pt" style:font-weight-complex="normal"/>
    </style:style>
    <style:style style:name="P26" style:family="paragraph" style:parent-style-name="Table_20_Contents">
      <style:paragraph-properties fo:text-align="start" style:justify-single-word="false"/>
      <style:text-properties style:font-name="Liberation Serif" fo:font-size="8pt" style:font-size-asian="8pt" style:font-size-complex="8pt"/>
    </style:style>
    <style:style style:name="P27" style:family="paragraph" style:parent-style-name="Table_20_Contents">
      <style:paragraph-properties fo:text-align="start" style:justify-single-word="false"/>
      <style:text-properties style:font-name="Liberation Serif" fo:font-size="8pt" officeooo:paragraph-rsid="00107f06" style:font-size-asian="8pt" style:font-size-complex="8pt"/>
    </style:style>
    <style:style style:name="P28" style:family="paragraph" style:parent-style-name="Table_20_Contents">
      <style:paragraph-properties fo:text-align="center" style:justify-single-word="false"/>
      <style:text-properties style:font-name="Liberation Serif" fo:font-size="8pt" officeooo:paragraph-rsid="000fa79c" style:font-size-asian="8pt" style:font-size-complex="8pt"/>
    </style:style>
    <style:style style:name="P29" style:family="paragraph" style:parent-style-name="Table_20_Contents">
      <style:paragraph-properties fo:text-align="start" style:justify-single-word="false"/>
      <style:text-properties style:font-name="Liberation Serif" fo:font-size="8pt" officeooo:rsid="000fa79c" officeooo:paragraph-rsid="000fa79c" style:font-size-asian="8pt" style:font-size-complex="8pt"/>
    </style:style>
    <style:style style:name="P30" style:family="paragraph" style:parent-style-name="Table_20_Contents">
      <style:paragraph-properties fo:text-align="start" style:justify-single-word="false"/>
      <style:text-properties style:font-name="Liberation Serif" fo:font-size="8pt" officeooo:rsid="00107f06" officeooo:paragraph-rsid="00107f06" style:font-size-asian="8pt" style:font-size-complex="8pt"/>
    </style:style>
    <style:style style:name="P31" style:family="paragraph" style:parent-style-name="Table_20_Contents">
      <style:paragraph-properties fo:text-align="center" style:justify-single-word="false"/>
      <style:text-properties style:font-name="Liberation Serif" fo:font-size="8pt" fo:font-weight="bold" officeooo:rsid="00107f06" officeooo:paragraph-rsid="00107f06" style:font-size-asian="8pt" style:font-weight-asian="bold" style:font-size-complex="8pt" style:font-weight-complex="bold"/>
    </style:style>
    <style:style style:name="P32" style:family="paragraph" style:parent-style-name="Table_20_Contents">
      <style:paragraph-properties fo:text-align="center"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33" style:family="paragraph" style:parent-style-name="Table_20_Contents">
      <style:paragraph-properties fo:text-align="start"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34" style:family="paragraph" style:parent-style-name="Table_20_Contents">
      <style:paragraph-properties fo:text-align="start" style:justify-single-word="false"/>
      <style:text-properties style:font-name="Liberation Serif" fo:font-size="8pt" fo:font-weight="bold" officeooo:rsid="00156a7b" officeooo:paragraph-rsid="00156a7b" style:font-size-asian="8pt" style:font-weight-asian="bold" style:font-size-complex="8pt" style:font-weight-complex="bold"/>
    </style:style>
    <style:style style:name="P35" style:family="paragraph" style:parent-style-name="Table_20_Contents">
      <style:paragraph-properties fo:text-align="start" style:justify-single-word="false"/>
      <style:text-properties style:font-name="Liberation Serif" fo:font-size="8pt" fo:font-weight="bold" officeooo:rsid="00156a7b" officeooo:paragraph-rsid="00107f06" style:font-size-asian="8pt" style:font-weight-asian="bold" style:font-size-complex="8pt" style:font-weight-complex="bold"/>
    </style:style>
    <style:style style:name="P36" style:family="paragraph" style:parent-style-name="Table_20_Contents">
      <style:paragraph-properties fo:text-align="justify" style:justify-single-word="false"/>
      <style:text-properties style:font-name="Liberation Serif" fo:font-size="10pt" fo:font-weight="bold" officeooo:rsid="00154bbf" officeooo:paragraph-rsid="00154bbf" style:font-size-asian="10pt" style:font-weight-asian="bold" style:font-size-complex="10pt" style:font-weight-complex="bold"/>
    </style:style>
    <style:style style:name="P37" style:family="paragraph" style:parent-style-name="Table_20_Contents">
      <style:paragraph-properties fo:text-align="justify" style:justify-single-word="false"/>
      <style:text-properties style:font-name="Liberation Serif" fo:font-size="10pt" fo:font-weight="bold" officeooo:rsid="00150d6f" officeooo:paragraph-rsid="00150d6f" style:font-size-asian="10pt" style:font-weight-asian="bold" style:font-size-complex="10pt" style:font-weight-complex="bold"/>
    </style:style>
    <style:style style:name="P38" style:family="paragraph" style:parent-style-name="Table_20_Contents">
      <style:paragraph-properties fo:text-align="justify" style:justify-single-word="false"/>
      <style:text-properties style:font-name="Liberation Serif" fo:font-size="10pt" fo:font-weight="normal" officeooo:rsid="00150d6f" officeooo:paragraph-rsid="00150d6f" style:font-size-asian="10pt" style:font-weight-asian="normal" style:font-size-complex="10pt" style:font-weight-complex="normal"/>
    </style:style>
    <style:style style:name="P39" style:family="paragraph" style:parent-style-name="Table_20_Contents">
      <style:paragraph-properties fo:text-align="justify" style:justify-single-word="false"/>
      <style:text-properties style:font-name="Liberation Serif" fo:font-size="10pt" officeooo:rsid="00150d6f" officeooo:paragraph-rsid="00150d6f" style:font-size-asian="10pt" style:font-size-complex="10pt"/>
    </style:style>
    <style:style style:name="P40" style:family="paragraph" style:parent-style-name="Table_20_Contents">
      <style:paragraph-properties fo:text-align="justify" style:justify-single-word="false"/>
      <style:text-properties style:font-name="Liberation Serif" fo:font-size="10pt" officeooo:rsid="00150d6f" officeooo:paragraph-rsid="00154bbf" style:font-size-asian="10pt" style:font-size-complex="10pt"/>
    </style:style>
    <style:style style:name="P41" style:family="paragraph" style:parent-style-name="Table_20_Contents">
      <style:paragraph-properties fo:text-align="justify" style:justify-single-word="false"/>
      <style:text-properties style:font-name="Liberation Serif" fo:font-size="10pt" officeooo:rsid="00154bbf" officeooo:paragraph-rsid="00154bbf" style:font-size-asian="10pt" style:font-size-complex="10pt"/>
    </style:style>
    <style:style style:name="P42" style:family="paragraph" style:parent-style-name="Text_20_body">
      <style:paragraph-properties fo:text-align="justify" style:justify-single-word="false"/>
      <style:text-properties style:font-name="Liberation Serif" fo:font-size="12pt" style:font-size-asian="12pt" style:font-size-complex="12pt"/>
    </style:style>
    <style:style style:name="P43" style:family="paragraph" style:parent-style-name="Text_20_body">
      <style:text-properties style:font-name="Liberation Serif" fo:font-size="12pt" fo:font-weight="bold" officeooo:rsid="00138f21" officeooo:paragraph-rsid="00138f21" style:font-size-asian="12pt" style:font-weight-asian="bold" style:font-size-complex="12pt" style:font-weight-complex="bold"/>
    </style:style>
    <style:style style:name="P44" style:family="paragraph" style:parent-style-name="Text_20_body">
      <style:paragraph-properties fo:text-align="justify" style:justify-single-word="false"/>
      <style:text-properties style:font-name="Liberation Serif"/>
    </style:style>
    <style:style style:name="P45" style:family="paragraph" style:parent-style-name="Text_20_body">
      <style:paragraph-properties fo:text-align="justify" style:justify-single-word="false"/>
      <style:text-properties style:font-name="Liberation Serif" fo:font-size="10pt" fo:font-weight="bold" officeooo:rsid="00107f06" officeooo:paragraph-rsid="00156a7b" style:font-size-asian="10pt" style:font-weight-asian="bold" style:font-size-complex="10pt" style:font-weight-complex="bold"/>
    </style:style>
    <style:style style:name="P46" style:family="paragraph" style:parent-style-name="Text_20_body">
      <style:paragraph-properties fo:text-align="justify" style:justify-single-word="false"/>
      <style:text-properties style:font-name="Liberation Serif" fo:font-size="10pt" fo:font-weight="normal" officeooo:rsid="000e4116" officeooo:paragraph-rsid="00150d6f" style:font-size-asian="10pt" style:font-weight-asian="normal" style:font-size-complex="10pt" style:font-weight-complex="normal"/>
    </style:style>
    <style:style style:name="P47" style:family="paragraph" style:parent-style-name="Text_20_body">
      <style:paragraph-properties fo:text-align="justify" style:justify-single-word="false"/>
      <style:text-properties style:font-name="Liberation Serif" fo:font-size="10pt" fo:font-weight="normal" officeooo:rsid="000e4116" officeooo:paragraph-rsid="00154bbf" style:font-size-asian="10pt" style:font-weight-asian="normal" style:font-size-complex="10pt" style:font-weight-complex="normal"/>
    </style:style>
    <style:style style:name="P48" style:family="paragraph" style:parent-style-name="Text_20_body">
      <style:paragraph-properties fo:text-align="justify" style:justify-single-word="false"/>
      <style:text-properties style:font-name="Liberation Serif" officeooo:rsid="00154bbf" officeooo:paragraph-rsid="00154bbf"/>
    </style:style>
    <style:style style:name="P49" style:family="paragraph" style:parent-style-name="Text_20_body">
      <style:paragraph-properties fo:text-align="justify" style:justify-single-word="false"/>
      <style:text-properties style:font-name="Liberation Serif" officeooo:rsid="00373c17" officeooo:paragraph-rsid="00373c17"/>
    </style:style>
    <style:style style:name="P50" style:family="paragraph" style:parent-style-name="Text_20_body">
      <style:paragraph-properties fo:text-align="justify" style:justify-single-word="false"/>
      <style:text-properties style:font-name="Liberation Serif" officeooo:rsid="00373c17" officeooo:paragraph-rsid="0038db54"/>
    </style:style>
    <style:style style:name="P51" style:family="paragraph" style:parent-style-name="Text_20_body">
      <style:paragraph-properties fo:text-align="justify" style:justify-single-word="false"/>
      <style:text-properties fo:color="#262626" style:font-name="Liberation Serif" fo:font-size="8pt" fo:font-weight="normal" officeooo:rsid="000e4116" officeooo:paragraph-rsid="00150d6f" style:font-size-asian="8pt" style:font-weight-asian="normal" style:font-size-complex="8pt" style:font-weight-complex="normal"/>
    </style:style>
    <style:style style:name="P52" style:family="paragraph" style:parent-style-name="Text_20_body">
      <style:text-properties officeooo:rsid="00322e9d" officeooo:paragraph-rsid="00322e9d"/>
    </style:style>
    <style:style style:name="P53" style:family="paragraph" style:parent-style-name="Text_20_body">
      <style:paragraph-properties fo:margin-left="0.847cm" fo:margin-right="0cm" fo:text-indent="-0.847cm" style:auto-text-indent="false"/>
      <style:text-properties style:font-name="Liberation Serif" fo:font-size="8pt"/>
    </style:style>
    <style:style style:name="P54" style:family="paragraph" style:parent-style-name="Text_20_body">
      <style:paragraph-properties fo:margin-left="0cm" fo:margin-right="0cm" fo:text-indent="0cm" style:auto-text-indent="false"/>
      <style:text-properties style:font-name="Liberation Serif" fo:font-size="8pt" officeooo:rsid="00154bbf"/>
    </style:style>
    <style:style style:name="P55" style:family="paragraph" style:parent-style-name="_5f_code">
      <style:text-properties style:font-name="Liberation Serif" officeooo:paragraph-rsid="00293693"/>
    </style:style>
    <style:style style:name="P56" style:family="paragraph" style:parent-style-name="_5f_code">
      <style:text-properties style:font-name="Liberation Serif" fo:font-size="10pt" officeooo:paragraph-rsid="0029e4c6" style:font-size-asian="10pt" style:font-size-complex="10pt"/>
    </style:style>
    <style:style style:name="P57" style:family="paragraph" style:parent-style-name="_5f_code">
      <style:text-properties officeooo:paragraph-rsid="0029e4c6"/>
    </style:style>
    <style:style style:name="P58" style:family="paragraph" style:parent-style-name="Standard">
      <style:paragraph-properties fo:text-align="center" style:justify-single-word="false"/>
      <style:text-properties style:font-name="Liberation Serif" fo:font-size="10pt" officeooo:rsid="0029e4c6" officeooo:paragraph-rsid="0029e4c6" style:font-size-asian="10pt" style:font-size-complex="10pt"/>
    </style:style>
    <style:style style:name="P59" style:family="paragraph" style:parent-style-name="Standard" style:list-style-name="">
      <style:text-properties style:font-name="Liberation Serif"/>
    </style:style>
    <style:style style:name="P60" style:family="paragraph" style:parent-style-name="Standard">
      <style:paragraph-properties fo:text-align="start" style:justify-single-word="false"/>
      <style:text-properties style:font-name="0" fo:font-size="9.5pt" style:font-size-asian="9.5pt"/>
    </style:style>
    <style:style style:name="P61" style:family="paragraph" style:parent-style-name="Standard">
      <style:text-properties fo:font-weight="normal" style:font-weight-asian="normal" style:font-weight-complex="normal"/>
    </style:style>
    <style:style style:name="P62" style:family="paragraph" style:parent-style-name="Standard">
      <style:text-properties fo:font-weight="normal" officeooo:rsid="0020595b" style:font-weight-asian="normal" style:font-weight-complex="normal"/>
    </style:style>
    <style:style style:name="P63" style:family="paragraph" style:parent-style-name="Standard">
      <style:text-properties fo:font-weight="normal" officeooo:rsid="0031a022" officeooo:paragraph-rsid="0031a022" style:font-weight-asian="normal" style:font-weight-complex="normal"/>
    </style:style>
    <style:style style:name="P64" style:family="paragraph" style:parent-style-name="Standard" style:list-style-name="L1">
      <style:text-properties fo:font-size="10pt" style:font-size-asian="10pt" style:font-size-complex="10pt"/>
    </style:style>
    <style:style style:name="P65" style:family="paragraph" style:parent-style-name="Standard">
      <style:text-properties fo:font-size="10pt" officeooo:rsid="0026b1e1" style:font-size-asian="10pt" style:font-size-complex="10pt"/>
    </style:style>
    <style:style style:name="P66" style:family="paragraph" style:parent-style-name="Standard">
      <style:text-properties style:text-position="0% 100%" officeooo:rsid="00353b18" officeooo:paragraph-rsid="00353b18"/>
    </style:style>
    <style:style style:name="P67" style:family="paragraph" style:parent-style-name="Standard">
      <style:text-properties style:text-position="0% 100%" officeooo:rsid="003539d6" officeooo:paragraph-rsid="003539d6"/>
    </style:style>
    <style:style style:name="P68" style:family="paragraph" style:parent-style-name="Heading_20_1">
      <style:paragraph-properties fo:text-align="justify" style:justify-single-word="false"/>
      <style:text-properties style:font-name="Liberation Serif" fo:font-weight="normal" style:font-weight-asian="normal" style:font-weight-complex="normal"/>
    </style:style>
    <style:style style:name="P69" style:family="paragraph" style:parent-style-name="Heading_20_1">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70" style:family="paragraph" style:parent-style-name="Heading_20_1">
      <style:paragraph-properties fo:text-align="justify" style:justify-single-word="false"/>
      <style:text-properties style:font-name="Liberation Serif" fo:font-size="20pt" fo:font-weight="normal" style:font-size-asian="20pt" style:font-weight-asian="normal" style:font-size-complex="20pt" style:font-weight-complex="normal"/>
    </style:style>
    <style:style style:name="P71" style:family="paragraph" style:parent-style-name="Heading_20_1" style:list-style-name="">
      <style:paragraph-properties fo:line-height="150%" fo:text-align="justify" style:justify-single-word="false"/>
      <style:text-properties style:font-name="Liberation Serif" fo:font-size="20pt" style:font-size-asian="20pt" style:font-size-complex="20pt"/>
    </style:style>
    <style:style style:name="P72" style:family="paragraph" style:parent-style-name="Heading_20_1">
      <style:paragraph-properties fo:text-align="justify" style:justify-single-word="false"/>
      <style:text-properties style:font-name="Liberation Serif" fo:font-size="20pt" style:font-size-asian="20pt" style:font-size-complex="20pt"/>
    </style:style>
    <style:style style:name="P73" style:family="paragraph" style:parent-style-name="Heading_20_1" style:list-style-name="">
      <style:paragraph-properties fo:text-align="justify" style:justify-single-word="false"/>
      <style:text-properties style:font-name="Liberation Serif"/>
    </style:style>
    <style:style style:name="P74" style:family="paragraph" style:parent-style-name="Heading_20_1" style:list-style-name="">
      <style:paragraph-properties fo:line-height="150%" fo:text-align="justify" style:justify-single-word="false"/>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style:font-name="Liberation Serif"/>
    </style:style>
    <style:style style:name="P77" style:family="paragraph" style:parent-style-name="Heading_20_1">
      <style:paragraph-properties fo:text-align="justify" style:justify-single-word="false" fo:break-before="page"/>
      <style:text-properties style:font-name="Liberation Serif"/>
    </style:style>
    <style:style style:name="P78" style:family="paragraph" style:parent-style-name="Heading_20_1">
      <style:paragraph-properties fo:break-before="page"/>
      <style:text-properties style:font-name="Liberation Serif" fo:font-size="20pt" style:font-size-asian="20pt" style:font-size-complex="20pt"/>
    </style:style>
    <style:style style:name="P79" style:family="paragraph" style:parent-style-name="Heading_20_2">
      <style:text-properties officeooo:rsid="002f6d68" officeooo:paragraph-rsid="002f6d68"/>
    </style:style>
    <style:style style:name="P80" style:family="paragraph" style:parent-style-name="Heading_20_2">
      <style:text-properties officeooo:paragraph-rsid="002f6d68"/>
    </style:style>
    <style:style style:name="P81" style:family="paragraph" style:parent-style-name="Heading_20_2" style:list-style-name="">
      <style:paragraph-properties fo:line-height="150%" fo:text-align="justify" style:justify-single-word="false"/>
    </style:style>
    <style:style style:name="P82" style:family="paragraph" style:parent-style-name="Heading_20_2">
      <style:paragraph-properties fo:break-before="page"/>
    </style:style>
    <style:style style:name="P83" style:family="paragraph" style:parent-style-name="First_20_line_20_indent">
      <style:text-properties style:font-name="Liberation Serif" fo:font-size="10pt" officeooo:paragraph-rsid="0026b1e1" style:font-size-asian="10pt" style:font-size-complex="10pt"/>
    </style:style>
    <style:style style:name="P84" style:family="paragraph" style:parent-style-name="First_20_line_20_indent">
      <style:paragraph-properties fo:break-before="page"/>
      <style:text-properties style:font-name="Liberation Serif" fo:font-size="10pt" officeooo:paragraph-rsid="0026b1e1" style:font-size-asian="10pt" style:font-size-complex="10pt"/>
    </style:style>
    <style:style style:name="T1" style:family="text">
      <style:text-properties fo:color="#000000" style:text-position="0% 100%" fo:font-size="10pt" fo:font-weight="normal" style:font-size-asian="10pt" style:font-weight-asian="normal" style:font-size-complex="10pt" style:font-weight-complex="normal"/>
    </style:style>
    <style:style style:name="T2" style:family="text">
      <style:text-properties fo:color="#000000" fo:font-size="8pt" fo:font-weight="normal" style:font-size-asian="8pt" style:font-weight-asian="normal" style:font-size-complex="8pt" style:font-weight-complex="normal"/>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weight="normal" officeooo:rsid="0012093a" style:font-size-asian="10pt" style:font-weight-asian="normal" style:font-size-complex="10pt" style:font-weight-complex="normal"/>
    </style:style>
    <style:style style:name="T5" style:family="text">
      <style:text-properties fo:color="#000000" fo:font-size="10pt" fo:font-weight="normal" officeooo:rsid="002bfea2" style:font-size-asian="10pt" style:font-weight-asian="normal" style:font-size-complex="10pt" style:font-weight-complex="normal"/>
    </style:style>
    <style:style style:name="T6" style:family="text">
      <style:text-properties officeooo:rsid="000cb9d0"/>
    </style:style>
    <style:style style:name="T7" style:family="text">
      <style:text-properties fo:color="#262626"/>
    </style:style>
    <style:style style:name="T8" style:family="text">
      <style:text-properties fo:color="#262626" officeooo:rsid="000e4116"/>
    </style:style>
    <style:style style:name="T9" style:family="text">
      <style:text-properties fo:color="#262626" officeooo:rsid="00138f21"/>
    </style:style>
    <style:style style:name="T10" style:family="text">
      <style:text-properties fo:color="#262626" officeooo:rsid="00154bbf"/>
    </style:style>
    <style:style style:name="T11" style:family="text">
      <style:text-properties fo:color="#262626" fo:font-weight="bold" style:font-weight-asian="bold" style:font-weight-complex="bold"/>
    </style:style>
    <style:style style:name="T12" style:family="text">
      <style:text-properties fo:color="#262626" fo:font-weight="bold" officeooo:rsid="00138f21" style:font-weight-asian="bold" style:font-weight-complex="bold"/>
    </style:style>
    <style:style style:name="T13" style:family="text">
      <style:text-properties fo:color="#262626" officeooo:rsid="0026b1e1"/>
    </style:style>
    <style:style style:name="T14" style:family="text">
      <style:text-properties fo:color="#262626" fo:font-weight="normal" style:font-weight-asian="normal" style:font-weight-complex="normal"/>
    </style:style>
    <style:style style:name="T15" style:family="text">
      <style:text-properties fo:color="#262626" fo:font-weight="normal" officeooo:rsid="0029e4c6" style:font-weight-asian="normal" style:font-weight-complex="normal"/>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font-size="20pt" fo:font-weight="normal" officeooo:rsid="00154bbf" style:font-size-asian="20pt" style:font-weight-asian="normal" style:font-size-complex="20pt" style:font-weight-complex="normal"/>
    </style:style>
    <style:style style:name="T18" style:family="text">
      <style:text-properties officeooo:rsid="00107f06"/>
    </style:style>
    <style:style style:name="T19" style:family="text">
      <style:text-properties fo:font-size="10pt" officeooo:rsid="0012093a" style:font-size-asian="10pt" style:font-size-complex="10pt"/>
    </style:style>
    <style:style style:name="T20" style:family="text">
      <style:text-properties fo:font-size="10pt" officeooo:rsid="00156a7b" style:font-size-asian="10pt" style:font-size-complex="10pt"/>
    </style:style>
    <style:style style:name="T21" style:family="text">
      <style:text-properties officeooo:rsid="0012093a"/>
    </style:style>
    <style:style style:name="T22" style:family="text">
      <style:text-properties fo:font-weight="bold" style:font-weight-asian="bold" style:font-weight-complex="bold"/>
    </style:style>
    <style:style style:name="T23" style:family="text">
      <style:text-properties fo:font-weight="bold" officeooo:rsid="00156a7b"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38f21" style:font-weight-asian="normal" style:font-weight-complex="normal"/>
    </style:style>
    <style:style style:name="T26" style:family="text">
      <style:text-properties fo:font-weight="normal" officeooo:rsid="001f2a4a" style:font-weight-asian="normal" style:font-weight-complex="normal"/>
    </style:style>
    <style:style style:name="T27" style:family="text">
      <style:text-properties fo:font-weight="normal" officeooo:rsid="0021717e" style:font-weight-asian="normal" style:font-weight-complex="normal"/>
    </style:style>
    <style:style style:name="T28" style:family="text">
      <style:text-properties fo:font-weight="normal" officeooo:rsid="0022901d" style:font-weight-asian="normal" style:font-weight-complex="normal"/>
    </style:style>
    <style:style style:name="T29" style:family="text">
      <style:text-properties fo:font-weight="normal" officeooo:rsid="00239845" style:font-weight-asian="normal" style:font-weight-complex="normal"/>
    </style:style>
    <style:style style:name="T30" style:family="text">
      <style:text-properties fo:font-weight="normal" officeooo:rsid="001f9e79" style:font-weight-asian="normal" style:font-weight-complex="normal"/>
    </style:style>
    <style:style style:name="T31" style:family="text">
      <style:text-properties fo:font-weight="normal" officeooo:rsid="0020595b" style:font-weight-asian="normal" style:font-weight-complex="normal"/>
    </style:style>
    <style:style style:name="T32" style:family="text">
      <style:text-properties fo:font-weight="normal" officeooo:rsid="001657c9" style:font-weight-asian="normal" style:font-weight-complex="normal"/>
    </style:style>
    <style:style style:name="T33" style:family="text">
      <style:text-properties fo:font-weight="normal" officeooo:rsid="00156a7b" style:font-weight-asian="normal" style:font-weight-complex="normal"/>
    </style:style>
    <style:style style:name="T34" style:family="text">
      <style:text-properties fo:font-weight="normal" officeooo:rsid="001bebc3" style:font-weight-asian="normal" style:font-weight-complex="normal"/>
    </style:style>
    <style:style style:name="T35" style:family="text">
      <style:text-properties fo:font-weight="normal" officeooo:rsid="0029e4c6" style:font-weight-asian="normal" style:font-weight-complex="normal"/>
    </style:style>
    <style:style style:name="T36" style:family="text">
      <style:text-properties fo:font-weight="normal" officeooo:rsid="002bfea2" style:font-weight-asian="normal" style:font-weight-complex="normal"/>
    </style:style>
    <style:style style:name="T37" style:family="text">
      <style:text-properties fo:font-weight="normal" officeooo:rsid="002f6d68" style:font-weight-asian="normal" style:font-weight-complex="normal"/>
    </style:style>
    <style:style style:name="T38" style:family="text">
      <style:text-properties fo:font-weight="normal" officeooo:rsid="0031a022" style:font-weight-asian="normal" style:font-weight-complex="normal"/>
    </style:style>
    <style:style style:name="T39" style:family="text">
      <style:text-properties officeooo:rsid="00138f21"/>
    </style:style>
    <style:style style:name="T40" style:family="text">
      <style:text-properties style:text-position="super 58%"/>
    </style:style>
    <style:style style:name="T41" style:family="text">
      <style:text-properties style:text-position="super 58%" officeooo:rsid="0030e2db"/>
    </style:style>
    <style:style style:name="T42" style:family="text">
      <style:text-properties officeooo:rsid="00156a7b"/>
    </style:style>
    <style:style style:name="T43" style:family="text">
      <style:text-properties officeooo:rsid="0015f551"/>
    </style:style>
    <style:style style:name="T44" style:family="text">
      <style:text-properties officeooo:rsid="001657c9"/>
    </style:style>
    <style:style style:name="T45" style:family="text">
      <style:text-properties officeooo:rsid="00167521"/>
    </style:style>
    <style:style style:name="T46" style:family="text">
      <style:text-properties officeooo:rsid="0017c472"/>
    </style:style>
    <style:style style:name="T47" style:family="text">
      <style:text-properties style:text-position="0% 100%"/>
    </style:style>
    <style:style style:name="T48" style:family="text">
      <style:text-properties style:text-position="0% 100%" fo:font-weight="normal" officeooo:rsid="0020595b" style:font-weight-asian="normal" style:font-weight-complex="normal"/>
    </style:style>
    <style:style style:name="T49" style:family="text">
      <style:text-properties style:text-position="0% 100%" fo:font-weight="normal" officeooo:rsid="002f6d68" style:font-weight-asian="normal" style:font-weight-complex="normal"/>
    </style:style>
    <style:style style:name="T50" style:family="text">
      <style:text-properties style:text-position="0% 100%" officeooo:rsid="0012093a"/>
    </style:style>
    <style:style style:name="T51" style:family="text">
      <style:text-properties style:text-position="0% 100%" officeooo:rsid="002aa4fe"/>
    </style:style>
    <style:style style:name="T52" style:family="text">
      <style:text-properties style:text-position="0% 100%" officeooo:rsid="002cd034"/>
    </style:style>
    <style:style style:name="T53" style:family="text">
      <style:text-properties style:text-position="0% 100%" officeooo:rsid="002f6d68"/>
    </style:style>
    <style:style style:name="T54" style:family="text">
      <style:text-properties style:text-position="0% 100%" officeooo:rsid="0030e2db"/>
    </style:style>
    <style:style style:name="T55" style:family="text">
      <style:text-properties fo:font-style="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officeooo:rsid="001d8419"/>
    </style:style>
    <style:style style:name="T58" style:family="text">
      <style:text-properties officeooo:rsid="0022dbe9"/>
    </style:style>
    <style:style style:name="T59" style:family="text">
      <style:text-properties officeooo:rsid="00264170"/>
    </style:style>
    <style:style style:name="T60" style:family="text">
      <style:text-properties officeooo:rsid="0026b1e1"/>
    </style:style>
    <style:style style:name="T61" style:family="text">
      <style:text-properties style:font-name="Liberation Serif"/>
    </style:style>
    <style:style style:name="T62" style:family="text">
      <style:text-properties style:font-name="Liberation Serif" fo:font-size="10pt" style:font-size-asian="10pt" style:font-size-complex="10pt"/>
    </style:style>
    <style:style style:name="T63" style:family="text">
      <style:text-properties style:font-name="Liberation Serif" fo:font-size="10pt" officeooo:rsid="002b10b4" style:font-size-asian="10pt" style:font-size-complex="10pt"/>
    </style:style>
    <style:style style:name="T64" style:family="text">
      <style:text-properties style:font-name="Liberation Serif" fo:font-size="10pt" officeooo:rsid="002bfea2" style:font-size-asian="10pt" style:font-size-complex="10pt"/>
    </style:style>
    <style:style style:name="T65" style:family="text">
      <style:text-properties officeooo:rsid="0027cc99"/>
    </style:style>
    <style:style style:name="T66" style:family="text">
      <style:text-properties officeooo:rsid="0020595b"/>
    </style:style>
    <style:style style:name="T67" style:family="text">
      <style:text-properties officeooo:rsid="0029e4c6"/>
    </style:style>
    <style:style style:name="T68" style:family="text">
      <style:text-properties officeooo:rsid="002aa4fe"/>
    </style:style>
    <style:style style:name="T69" style:family="text">
      <style:text-properties officeooo:rsid="002cd034"/>
    </style:style>
    <style:style style:name="T70" style:family="text">
      <style:text-properties officeooo:rsid="002f6d68"/>
    </style:style>
    <style:style style:name="T71" style:family="text">
      <style:text-properties officeooo:rsid="00322e9d"/>
    </style:style>
    <style:style style:name="T72" style:family="text">
      <style:text-properties officeooo:rsid="0038db54"/>
    </style:style>
    <style:style style:name="T73" style:family="text">
      <style:text-properties officeooo:rsid="003c47c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6"/>
      <text:p text:style-name="P6"/>
      <text:p text:style-name="P6"/>
      <text:p text:style-name="P6"/>
      <text:p text:style-name="P6"/>
      <text:p text:style-name="P6"/>
      <text:p text:style-name="P6"/>
      <text:p text:style-name="P7"><text:span text:style-name="T67">Aineopintojen harjoitustyö: </text:span>Tietorakenteet ja algoritmit</text:p>
      <text:p text:style-name="P8">Vertaileva <text:span text:style-name="T46">a</text:span>nalyysi viiden eri järjestämisalgoritmin nopeudesta</text:p>
      <text:p text:style-name="P13"/>
      <text:p text:style-name="P13">Tekijä: Marko Mäkinen, markoma@iki.fi </text:p>
      <text:p text:style-name="P58">Opiskelijanumero: 014248188</text:p>
      <text:p text:style-name="P14">Palautettu: 7.9.2014</text:p>
      <text:p text:style-name="P6"/>
      <text:p text:style-name="P6"/>
      <text:p text:style-name="P6"/>
      <text:p text:style-name="P9"/>
      <text:p text:style-name="P11"/>
      <text:h text:style-name="P76" text:outline-level="1">Tiivistelmä</text:h>
      <text:p text:style-name="P4">Tämän harjoitustyön tavoitteena on testata yleisimpiä, mutta er<text:span text:style-name="T21">i</text:span> <text:span text:style-name="T57">menetelmillä</text:span> toimivia järjestä<text:span text:style-name="T6">mis</text:span>algoritme<text:span text:style-name="T6">ja</text:span> <text:span text:style-name="T6">ja analysoida näiden toimintaa erilaisissa järjestämisskenaarioissa. J</text:span><text:span text:style-name="T7">ärjestämisalgoritmien toiminnasta </text:span><text:span text:style-name="T8">on</text:span><text:span text:style-name="T7"> määrite</text:span><text:span text:style-name="T8">lty</text:span><text:span text:style-name="T7"> aika- ja tilavaativuus, sekä </text:span><text:span text:style-name="T8">suoritus</text:span><text:span text:style-name="T7">mitat</text:span><text:span text:style-name="T8">tu</text:span><text:span text:style-name="T7"> aikaa </text:span><text:span text:style-name="T8">useilla eri</text:span><text:span text:style-name="T7"> järjestysskenaariolla, </text:span><text:span text:style-name="T8">joita ovat muun muassa</text:span><text:span text:style-name="T7">; epäjärjestys, melkein järjestetty, päinvastainen järjestys ja järjestetty. </text:span></text:p>
      <text:p text:style-name="P4"/>
      <text:p text:style-name="P4">Testattavia algoritmeja ovat lisäysjärjestäminen (insertion sort), kuplajärjestäminen (bubble sort), pikajärjestäminen (quick sort), lomitusjärjestäminen (merge sort) sekä valintajärjestäminen (selection sort). </text:p>
      <text:p text:style-name="P42"/>
      <text:p text:style-name="P44"/>
      <text:p text:style-name="P44"/>
      <text:h text:style-name="P68" text:outline-level="1"/>
      <text:h text:style-name="P68" text:outline-level="1"/>
      <text:h text:style-name="P76" text:outline-level="1">Johdanto</text:h>
      <text:p text:style-name="P4">Harjoitustyössä testataan yleisimpien järjestämisalgoritmien suoritusnopeutta sekä analysoidaan näiden käyttäytymistä erilaisissa järjestämistilanteissa. Tässä dokumentissa käsitellään järjestämisalgoritmeja yleisesti ja miksi on valittu juuri nämä algoritmit. Jokaista valittua algoritmia tutkaillaan lähemmin kysyen: miksi tämä on hyvä tai huono ja minkälaisissa sovelluksissa tätä voidaan hyödyntää.</text:p>
      <text:p text:style-name="P4"/>
      <text:h text:style-name="P59" text:outline-level="1">Harjoitustyössä testattaviksi järjestämisalgoritmeiksi on valittu <text:span text:style-name="T59">kuplajärjestäminen </text:span>(bubble sort), lisäysjärjestäminen (insertion sort), Pikajärjestäminen (<text:span text:style-name="T73">q</text:span>uicksort), lomitusjärjestäminen (merge sort) ja valintajärjestäminen (selection sort). Valituista algoritmeista <text:span text:style-name="T59">kahden aikavaativuus on O(n log n) näin erottuen selkeästi muista testattavista algoritmeista, joiden meridiaani aikavaativuudet ovat luokkaa O(n2).</text:span></text:h>
      <text:h text:style-name="P59" text:outline-level="1"/>
      <text:h text:style-name="P59" text:outline-level="1">Järjestämisskenaarioiksi on valittu hyvin monipuolinen joukko taulukoita. Monipuolisuuden tavoitteena on löytää kullekin algoritmille ne huonoimmat ja parhaimmat tilanteet. Erilaisia taulukkoja on viisi kappaletta: <text:span text:style-name="T59">s</text:span>atunnainen (ei-duplikaatteja), satunnainen (<text:span text:style-name="T59">vain </text:span>numerot <text:span text:style-name="T59">n = </text:span>0..4), melkein järjestetty (5 – 10 % epäjärjestyksessä), järjestetty <text:s/>ja käänteinen järjestys. </text:h>
      <text:h text:style-name="P59" text:outline-level="1"/>
      <text:h text:style-name="P59" text:outline-level="1">Tässä harjoitustyössä käsitellään ensisijaisesti järjestämisnopeutta. Tilan tarvetta ei ole mitattu <text:span text:style-name="T59">sen monimutkaisen mittaustavan vuoksi</text:span>, mutta jokaisesta järjestämisalgoritmista on <text:span text:style-name="T59">tilavaativuus </text:span>määritelty yksityiskohtaisemmassa tarkastelussa.</text:h>
      <text:h text:style-name="P59" text:outline-level="1"/>
      <text:p text:style-name="P4"><text:span text:style-name="T59">Testausohjelma</text:span> <text:span text:style-name="T59">ja algoritmit </text:span>on kokonaisuudessaan ohjelmoitu Javalla. <text:s/></text:p>
      <text:h text:style-name="P69" text:outline-level="1"/>
      <text:h text:style-name="P70" text:outline-level="1"/>
      <text:h text:style-name="P73" text:outline-level="1"/>
      <text:h text:style-name="P77" text:outline-level="1"><text:span text:style-name="T16">Järjestä</text:span><text:span text:style-name="T17">mis</text:span><text:span text:style-name="T16">algoritmit</text:span></text:h>
      <text:p text:style-name="P4"><text:span text:style-name="T42">Järjestämisalgoritmit voidaan jakaa kahteen eri yläluokkaan: Vertailevat ja ei-vertailevat. Vertailevat algoritmit ovat järjestämisalgoritmeja, jotka vertailevat kahta elementtiä keskenään (Yleensä ”pienempi tai yhtä suuri kuin” operaattorilla) (</text:span><text:span text:style-name="T20">wikipedia: </text:span><text:span text:style-name="T3">Comparison sort</text:span><text:span text:style-name="T5">)</text:span><text:span text:style-name="T43">. <text:s/>Ei-vertailevien algoritmien toiminta perustuu osittaiseen esitietoon järjestettävistä alkiosta, kuten tietoon järjestettävän alueen koosta. </text:span></text:p>
      <text:p text:style-name="P4"/>
      <text:p text:style-name="P4"><text:span text:style-name="T45">Järjestämisalgoritmit voidaan jakaa luokkiin käytetyn järjestämismenetelmän mukaisesti. Tässä harjoitustyössä käsiteltyjä järjestämismenetelmiä ovat jakojärjestäjät (exchange sorts), lisäysjärjestäjät (insertion sorts), </text:span>valintajärjestäjät (selection sorts) ja lomitusjärjestäjät (merge sorts). Näiden lisäksi on luokiteltu <text:span text:style-name="T45">muun muassa</text:span> <text:span text:style-name="T45">d</text:span>istribution sorts, <text:span text:style-name="T45">c</text:span>oncurrent sorts ja <text:span text:style-name="T45">h</text:span>ybrid sorts. <text:span text:style-name="T46">Niin ikään voidaan järjestämisalgoritmit jakaa rekursiivisiin ja ei-rekursiivisiin <text:s/>eli iteratiivisiin algoritmeihin. </text:span></text:p>
      <text:p text:style-name="P4"/>
      <text:p text:style-name="P45"><text:span text:style-name="T19">Taulukko 1: Järjestämisalgoritmien luokittelu järjestämismenetelmien mukaan. </text:span><text:reference-mark-start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CAWrKgyzzt"/><text:span text:style-name="T50">(Ocampo 2008)</text:span><text:reference-mark-end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CAWrKgyzzt"/><text:span text:style-name="T19">⁠ </text:span><text:span text:style-name="T45">Valitut järjestämisalgoritmit on lihavoitu.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6"/>
          </table:table-cell>
          <table:table-cell table:style-name="Table1.B1" table:number-columns-spanned="4" office:value-type="string">
            <text:p text:style-name="P31">Vertailevat</text:p>
          </table:table-cell>
          <table:covered-table-cell/>
          <table:covered-table-cell/>
          <table:covered-table-cell/>
          <table:table-cell table:style-name="Table1.B1" table:number-rows-spanned="2" office:value-type="string">
            <text:p text:style-name="P28"/>
            <text:p text:style-name="P32">Ei-vertailevat</text:p>
          </table:table-cell>
        </table:table-row>
        <table:table-row>
          <table:table-cell table:style-name="Table1.A1" office:value-type="string">
            <text:p text:style-name="P29"/>
          </table:table-cell>
          <table:table-cell table:style-name="Table1.B2" office:value-type="string">
            <text:p text:style-name="P33">Vaihtojärjestä<text:span text:style-name="T18">jät (jako)</text:span></text:p>
          </table:table-cell>
          <table:table-cell table:style-name="Table1.B2" office:value-type="string">
            <text:p text:style-name="P33">Lisäysjärjestä<text:span text:style-name="T18">jät</text:span></text:p>
          </table:table-cell>
          <table:table-cell table:style-name="Table1.B2" office:value-type="string">
            <text:p text:style-name="P33">Valintajärjestä<text:span text:style-name="T18">jät</text:span></text:p>
          </table:table-cell>
          <table:table-cell table:style-name="Table1.B2" office:value-type="string">
            <text:p text:style-name="P33">Lomitusjärjes<text:span text:style-name="T18">täjät</text:span></text:p>
          </table:table-cell>
          <table:covered-table-cell/>
        </table:table-row>
        <table:table-row>
          <table:table-cell table:style-name="Table1.B1" office:value-type="string">
            <text:p text:style-name="P33">Iter<text:span text:style-name="T39">atiiviset</text:span></text:p>
          </table:table-cell>
          <table:table-cell table:style-name="Table1.B3" office:value-type="string">
            <text:p text:style-name="P27"><text:span text:style-name="T23">Kuplajärjestäminen,</text:span><text:span text:style-name="T22"> </text:span>Cocktail/shaker sort, Comb sort, Gnome sort</text:p>
            <text:p text:style-name="P26"/>
          </table:table-cell>
          <table:table-cell table:style-name="Table1.C3" office:value-type="string">
            <text:p text:style-name="P27">Linear insertion sort, Binary <text:span text:style-name="T45">sort,</text:span> <text:span text:style-name="T23">Lisäysjärjestäminen</text:span><text:span text:style-name="T22"> </text:span></text:p>
            <text:p text:style-name="P27">Shell sort</text:p>
          </table:table-cell>
          <table:table-cell table:style-name="Table1.D3" office:value-type="string">
            <text:p text:style-name="P30"><text:span text:style-name="T23">Valintajärjestäminen, </text:span><text:span text:style-name="T22"><text:s/></text:span>Heap sort</text:p>
          </table:table-cell>
          <table:table-cell table:style-name="Table1.E3" office:value-type="string">
            <text:p text:style-name="P30">In-place merge sort</text:p>
          </table:table-cell>
          <table:table-cell table:style-name="Table1.F3" office:value-type="string">
            <text:p text:style-name="P26"/>
          </table:table-cell>
        </table:table-row>
        <table:table-row table:style-name="Table1.4">
          <table:table-cell table:style-name="Table1.B1" office:value-type="string">
            <text:p text:style-name="P33">Rekursiiviset</text:p>
          </table:table-cell>
          <table:table-cell table:style-name="Table1.B4" office:value-type="string">
            <text:p text:style-name="P34">Pikajärjestäminen</text:p>
          </table:table-cell>
          <table:table-cell table:style-name="Table1.C4" office:value-type="string">
            <text:p text:style-name="P30">Library sort</text:p>
          </table:table-cell>
          <table:table-cell table:style-name="Table1.D4" office:value-type="string">
            <text:p text:style-name="P30">Tree sort</text:p>
          </table:table-cell>
          <table:table-cell table:style-name="Table1.E4" office:value-type="string">
            <text:p text:style-name="P35">Klassinen Lomitusjärjestäminen</text:p>
          </table:table-cell>
          <table:table-cell table:style-name="Table1.F4" office:value-type="string">
            <text:p text:style-name="P26">Radix sort, Bucket sort, <text:span text:style-name="T42">Laskemisjärjestäminen</text:span></text:p>
          </table:table-cell>
        </table:table-row>
      </table:table>
      <text:h text:style-name="P71" text:outline-level="1"/>
      <text:h text:style-name="P78" text:outline-level="1">Testattavat järjestämisalgoritmit</text:h>
      <text:p text:style-name="P15"><text:span text:style-name="T32">Tähän a</text:span><text:span text:style-name="T33">nalyysiin valitut järjestämisalgoritmit on valittu mukaan, koska ne ovat tunnetuimpia ja yleisimmin käytetyimpiä algoritmeja. </text:span><text:span text:style-name="T34">N</text:span><text:span text:style-name="T33">e kaikki edustavat eri järjestämismenetelmiä (ks. Taulukko 1),</text:span><text:span text:style-name="T34"> sekä</text:span><text:span text:style-name="T32"> ne kuuluvat vertailevien järjestämisalgoritmien joukkoon. </text:span></text:p>
      <text:p text:style-name="P3"/>
      <text:p text:style-name="P3"><text:span text:style-name="T4">T</text:span><text:span text:style-name="T3">aulukko 2: Testattavien järjestämisalgoritmien vertailu </text:span><text:reference-mark-start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jnsinQuchJ"/><text:span text:style-name="T1">(Floréen 2014)</text:span><text:reference-mark-end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jnsinQuchJ"/><text:span text:style-name="T2">⁠</text:span></text:p>
      <text:p text:style-name="P2"/>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36">Järjestämisalgoritmi</text:p>
          </table:table-cell>
          <table:table-cell table:style-name="Table2.A1" office:value-type="string">
            <text:p text:style-name="P37">Keskiarvo</text:p>
          </table:table-cell>
          <table:table-cell table:style-name="Table2.A1" office:value-type="string">
            <text:p text:style-name="P37">Huonoin tapaus</text:p>
          </table:table-cell>
          <table:table-cell table:style-name="Table2.A1" office:value-type="string">
            <text:p text:style-name="P37">Menetelmä</text:p>
          </table:table-cell>
          <table:table-cell table:style-name="Table2.E1" office:value-type="string">
            <text:p text:style-name="P36">Vakaa</text:p>
          </table:table-cell>
        </table:table-row>
        <table:table-row>
          <table:table-cell table:style-name="Table2.A2" office:value-type="string">
            <text:p text:style-name="P38">Kuplajärjestäminen</text:p>
          </table:table-cell>
          <table:table-cell table:style-name="Table2.A2" office:value-type="string">
            <text:p text:style-name="P39">O(n<text:span text:style-name="T40">2</text:span>)</text:p>
          </table:table-cell>
          <table:table-cell table:style-name="Table2.A2" office:value-type="string">
            <text:p text:style-name="P40">O(n<text:span text:style-name="T40">2</text:span>)</text:p>
          </table:table-cell>
          <table:table-cell table:style-name="Table2.A2" office:value-type="string">
            <text:p text:style-name="P41">Vaihtojärjestäjä</text:p>
          </table:table-cell>
          <table:table-cell table:style-name="Table2.E2" office:value-type="string">
            <text:p text:style-name="P41">on</text:p>
          </table:table-cell>
        </table:table-row>
        <table:table-row>
          <table:table-cell table:style-name="Table2.A2" office:value-type="string">
            <text:p text:style-name="P46"><text:span text:style-name="T10">L</text:span><text:span text:style-name="T7">isäysjärjestäminen</text:span></text:p>
          </table:table-cell>
          <table:table-cell table:style-name="Table2.A2" office:value-type="string">
            <text:p text:style-name="P40">O(n<text:span text:style-name="T40">2</text:span>)</text:p>
          </table:table-cell>
          <table:table-cell table:style-name="Table2.A2" office:value-type="string">
            <text:p text:style-name="P40">O(n<text:span text:style-name="T40">2</text:span>)</text:p>
          </table:table-cell>
          <table:table-cell table:style-name="Table2.A2" office:value-type="string">
            <text:p text:style-name="P41">Lisäysjärjestäjä</text:p>
          </table:table-cell>
          <table:table-cell table:style-name="Table2.E2" office:value-type="string">
            <text:p text:style-name="P41">on</text:p>
          </table:table-cell>
        </table:table-row>
        <table:table-row>
          <table:table-cell table:style-name="Table2.A2" office:value-type="string">
            <text:p text:style-name="P47"><text:span text:style-name="T10">P</text:span><text:span text:style-name="T7">ikajärjestäminen</text:span></text:p>
          </table:table-cell>
          <table:table-cell table:style-name="Table2.A2" office:value-type="string">
            <text:p text:style-name="P41">O(n log n)</text:p>
          </table:table-cell>
          <table:table-cell table:style-name="Table2.A2" office:value-type="string">
            <text:p text:style-name="P40">O(n<text:span text:style-name="T40">2</text:span>)</text:p>
          </table:table-cell>
          <table:table-cell table:style-name="Table2.A2" office:value-type="string">
            <text:p text:style-name="P41">Jakojärjestäjä</text:p>
          </table:table-cell>
          <table:table-cell table:style-name="Table2.E2" office:value-type="string">
            <text:p text:style-name="P41">ei</text:p>
          </table:table-cell>
        </table:table-row>
        <table:table-row>
          <table:table-cell table:style-name="Table2.A2" office:value-type="string">
            <text:p text:style-name="P47"><text:span text:style-name="T10">L</text:span><text:span text:style-name="T7">omitusjärjestäminen</text:span></text:p>
          </table:table-cell>
          <table:table-cell table:style-name="Table2.A2" office:value-type="string">
            <text:p text:style-name="P41">O(n log n)</text:p>
          </table:table-cell>
          <table:table-cell table:style-name="Table2.A2" office:value-type="string">
            <text:p text:style-name="P41">O(n log n)</text:p>
          </table:table-cell>
          <table:table-cell table:style-name="Table2.A2" office:value-type="string">
            <text:p text:style-name="P41">Lomitusjärjestäjä</text:p>
          </table:table-cell>
          <table:table-cell table:style-name="Table2.E2" office:value-type="string">
            <text:p text:style-name="P41">on</text:p>
          </table:table-cell>
        </table:table-row>
        <table:table-row>
          <table:table-cell table:style-name="Table2.A2" office:value-type="string">
            <text:p text:style-name="P47"><text:span text:style-name="T10">V</text:span><text:span text:style-name="T7">alintajärjestäminen</text:span></text:p>
          </table:table-cell>
          <table:table-cell table:style-name="Table2.A2" office:value-type="string">
            <text:p text:style-name="P40">O(n<text:span text:style-name="T40">2</text:span>)</text:p>
          </table:table-cell>
          <table:table-cell table:style-name="Table2.A2" office:value-type="string">
            <text:p text:style-name="P40">O(n<text:span text:style-name="T40">2</text:span>)</text:p>
          </table:table-cell>
          <table:table-cell table:style-name="Table2.A2" office:value-type="string">
            <text:p text:style-name="P41">Valintajärjestäjä</text:p>
          </table:table-cell>
          <table:table-cell table:style-name="Table2.E2" office:value-type="string">
            <text:p text:style-name="P41">Riippuu toteutuksesta</text:p>
          </table:table-cell>
        </table:table-row>
      </table:table>
      <text:p text:style-name="P51"/>
      <text:p text:style-name="P4">Testausohjelmassa jokainen algoritmi <text:span text:style-name="T65">laajentaa </text:span>abstraktin yläluokan Algo:<text:span text:style-name="T65">n ja suorittaa</text:span> sort(int[] a) metodin, <text:span text:style-name="T65">jolle annetaan parametrina järjestettävän taulukko. </text:span></text:p>
      <text:p text:style-name="P55"><text:span text:style-name="_5f_JavaKeyWord">public</text:span> <text:span text:style-name="_5f_JavaKeyWord">abstract</text:span> <text:span text:style-name="_5f_JavaKeyWord">void</text:span> <text:span text:style-name="_5f_JavaIdent">sort(</text:span><text:span text:style-name="_5f_JavaKeyWord">int</text:span><text:span text:style-name="_5f_JavaIdent">[]</text:span> <text:span text:style-name="_5f_JavaIdent">a);</text:span></text:p>
      <text:p text:style-name="P12"/>
      <text:h text:style-name="Heading_20_2" text:outline-level="2"><text:span text:style-name="T67">Kuplajärjestäminen (</text:span>Bubble sort<text:span text:style-name="T67">)</text:span></text:h>
      <text:p text:style-name="P16">Kuplajärjestäminen <text:span text:style-name="T68">yksinkertainen ja</text:span> tunnettu, mutta tehoton järjestämisalgoritmi. <text:span text:style-name="T68">Sen toiminta perustuu toistuvaan epäjärjestyksessä olevien elementtien vertailuun ja vaihtamiseen jos ne ovat väärässä järjestyksessä.</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bCCzLF6dWr"/><text:span text:style-name="T51">(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bCCzLF6dWr"/><text:span text:style-name="T68">⁠ Sen aikavaativuus on huonoimmassa ja keskiarvotapauksessa luokkaa O(n2). Täten suurilla taulukoilla on kuplajärjestäminen hitautensa vuoksi hyödytön. Kuplajärjestämisen tilavaativuus on O(1).</text:span></text:p>
      <text:p text:style-name="P16"/>
      <text:p text:style-name="P17">Kuplajärjestämisen paras puoli on sen kyky ”huomata” listan olevan järjestyksessä. Tällaisessa tilanteessa sen aikavaativuus on vain O(n). Se on silti hidas verrattuna lisäysjärjestämiseen vastaavassa tilanteessa, sillä sen on käytävä tietoaluetta läpi paljon ”syvällisemmin”.</text:p>
      <text:h text:style-name="P79" text:outline-level="2">Valintajärjestäminen (Selection sort)</text:h>
      <text:p text:style-name="Standard">Valintajär<text:span text:style-name="T70">jestäminen on kuten kuplajärjestäminen mutta vähemmän kuin se. Valintajärjestäminen eroaa hyvin vähän kuplajärjestämisestä. Idealtaan niin, että sillä on ”valittuna” taulukon indeksi, jonka alla luvut ovat järjestyksessä. Vaihtaminen tapahtuu muuten samaan tapaan kuin kuplajärjestämisessä. Valintajärjestämisen aikavaativuus on lähes O(n</text:span><text:span text:style-name="T41">2</text:span><text:span text:style-name="T70">/4). </text:span><text:reference-mark-start text:name="ADDIN CSL_CITATION {&quot;properties&quot;: {&quot;noteIndex&quot;: 0}, &quot;citationItems&quot;: [{&quot;id&quot;: &quot;ITEM-1&quot;, &quot;itemData&quot;: {&quot;id&quot;: &quot;ITEM-1&quot;, &quot;ISBN&quot;: &quot;9781612848372&quot;, &quot;author&quot;: [{&quot;suffix&quot;: &quot;&quot;, &quot;family&quot;: &quot;Edjlal&quot;, &quot;non-dropping-particle&quot;: &quot;&quot;, &quot;dropping-particle&quot;: &quot;&quot;, &quot;parse-names&quot;: false, &quot;given&quot;: &quot;Ramin&quot;}, {&quot;suffix&quot;: &quot;&quot;, &quot;family&quot;: &quot;Edjlal&quot;, &quot;non-dropping-particle&quot;: &quot;&quot;, &quot;dropping-particle&quot;: &quot;&quot;, &quot;parse-names&quot;: false, &quot;given&quot;: &quot;Armin&quot;}, {&quot;suffix&quot;: &quot;&quot;, &quot;family&quot;: &quot;Moradi&quot;, &quot;non-dropping-particle&quot;: &quot;&quot;, &quot;dropping-particle&quot;: &quot;&quot;, &quot;parse-names&quot;: false, &quot;given&quot;: &quot;Tayebeh&quot;}], &quot;issued&quot;: {&quot;date-parts&quot;: [[&quot;2011&quot;]]}, &quot;title&quot;: &quot;A sort implementation comparing with Bubble sort and Selection sort&quot;, &quot;DOI&quot;: &quot;10.1109/ICCRD.2011.5763927&quot;, &quot;abstract&quot;: &quot;Today implementation of sort leads to lower and easier order time. Our purpose in this article are trying to introduce an algorithm with lower cost of Bubble sort and nearly same as Selection sort. A way is in orderly inserting of elements in another array. Sort is an algorithm that arranges all elements of an array, orderly. This algorithm has sequential form. The order of Selection sort complexity is nearly least than Bubble sort.&quot;, &quot;type&quot;: &quot;paper-conference&quot;, &quot;page&quot;: &quot;380-381&quot;, &quot;container-title&quot;: &quot;ICCRD2011 - 2011 3rd International Conference on Computer Research and Development&quot;, &quot;volume&quot;: &quot;4&quot;}, &quot;uris&quot;: [&quot;http://www.mendeley.com/documents/?uuid=4af686be-1456-416c-84c2-ec458ef3da73&quot;]}], &quot;schema&quot;: &quot;https://github.com/citation-style-language/schema/raw/master/csl-citation.json&quot;, &quot;mendeley&quot;: {&quot;previouslyFormattedCitation&quot;: &quot;(Edjlal et al. 2011)&quot;}} RNDi4KqxQcGfr"/><text:span text:style-name="T53">(Edjlal et al. 2011)</text:span><text:reference-mark-end text:name="ADDIN CSL_CITATION {&quot;properties&quot;: {&quot;noteIndex&quot;: 0}, &quot;citationItems&quot;: [{&quot;id&quot;: &quot;ITEM-1&quot;, &quot;itemData&quot;: {&quot;id&quot;: &quot;ITEM-1&quot;, &quot;ISBN&quot;: &quot;9781612848372&quot;, &quot;author&quot;: [{&quot;suffix&quot;: &quot;&quot;, &quot;family&quot;: &quot;Edjlal&quot;, &quot;non-dropping-particle&quot;: &quot;&quot;, &quot;dropping-particle&quot;: &quot;&quot;, &quot;parse-names&quot;: false, &quot;given&quot;: &quot;Ramin&quot;}, {&quot;suffix&quot;: &quot;&quot;, &quot;family&quot;: &quot;Edjlal&quot;, &quot;non-dropping-particle&quot;: &quot;&quot;, &quot;dropping-particle&quot;: &quot;&quot;, &quot;parse-names&quot;: false, &quot;given&quot;: &quot;Armin&quot;}, {&quot;suffix&quot;: &quot;&quot;, &quot;family&quot;: &quot;Moradi&quot;, &quot;non-dropping-particle&quot;: &quot;&quot;, &quot;dropping-particle&quot;: &quot;&quot;, &quot;parse-names&quot;: false, &quot;given&quot;: &quot;Tayebeh&quot;}], &quot;issued&quot;: {&quot;date-parts&quot;: [[&quot;2011&quot;]]}, &quot;title&quot;: &quot;A sort implementation comparing with Bubble sort and Selection sort&quot;, &quot;DOI&quot;: &quot;10.1109/ICCRD.2011.5763927&quot;, &quot;abstract&quot;: &quot;Today implementation of sort leads to lower and easier order time. Our purpose in this article are trying to introduce an algorithm with lower cost of Bubble sort and nearly same as Selection sort. A way is in orderly inserting of elements in another array. Sort is an algorithm that arranges all elements of an array, orderly. This algorithm has sequential form. The order of Selection sort complexity is nearly least than Bubble sort.&quot;, &quot;type&quot;: &quot;paper-conference&quot;, &quot;page&quot;: &quot;380-381&quot;, &quot;container-title&quot;: &quot;ICCRD2011 - 2011 3rd International Conference on Computer Research and Development&quot;, &quot;volume&quot;: &quot;4&quot;}, &quot;uris&quot;: [&quot;http://www.mendeley.com/documents/?uuid=4af686be-1456-416c-84c2-ec458ef3da73&quot;]}], &quot;schema&quot;: &quot;https://github.com/citation-style-language/schema/raw/master/csl-citation.json&quot;, &quot;mendeley&quot;: {&quot;previouslyFormattedCitation&quot;: &quot;(Edjlal et al. 2011)&quot;}} RNDi4KqxQcGfr"/><text:span text:style-name="T70">⁠ Huonoimmassa tapauksessa sen aikavaativuus on luokkaa O(n</text:span><text:span text:style-name="T41">2</text:span><text:span text:style-name="T54">). </text:span></text:p>
      <text:p text:style-name="Standard"><text:soft-page-break/></text:p>
      <text:p text:style-name="Standard"/>
      <text:p text:style-name="P60"/>
      <text:p text:style-name="Standard"/>
      <text:h text:style-name="Heading_20_2" text:outline-level="2"><text:span text:style-name="T66">Lisäysjärjestäminen (I</text:span>nsertion sort<text:span text:style-name="T66">)</text:span></text:h>
      <text:p text:style-name="Standard"><text:span text:style-name="T31">Lisäysjärjestäminen on tehokas algoritmi pienien taulukoiden järjestämiseksi. Lisäysjärjestäminen toimii samalla tavalla </text:span><text:span text:style-name="T38">kuten</text:span><text:span text:style-name="T31"> korttien järjestäminen kädessä. Aloitetaan tyhjästä kädestä ja aina seuraava nostettu kortti laitetaan oikeaan paikkaan </text:span><text:span text:style-name="T28">järjestetyssä kädessä</text:span><text:span text:style-name="T31">. </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9HLhANMN74"/><text:span text:style-name="T31">(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9HLhANMN74"/><text:span text:style-name="T48">⁠</text:span><text:span text:style-name="T31"> </text:span></text:p>
      <text:p text:style-name="P62"/>
      <text:p text:style-name="Standard"><text:span text:style-name="T24">Lisäysjärjestäminen toimii vakaasti. </text:span><text:span text:style-name="T28">Se on keskiarvoiselta aikavaativuudeltaan luokkaa O(n2</text:span><text:span text:style-name="T37">), vaikka se on nopea jo</text:span><text:span text:style-name="T27"> </text:span><text:span text:style-name="T28">valmiiksi </text:span><text:span text:style-name="T27">järj</text:span><text:span text:style-name="T28">estyksessä</text:span><text:span text:style-name="T27"> </text:span><text:span text:style-name="T28">olevalla </text:span><text:span text:style-name="T27">taulukolla, </text:span><text:span text:style-name="T28">joll</text:span><text:span text:style-name="T37">oin</text:span><text:span text:style-name="T28"> </text:span><text:span text:style-name="T37">sen</text:span><text:span text:style-name="T28"> aikavaativuus </text:span><text:span text:style-name="T37">luokkaa </text:span><text:span text:style-name="T28">O(n). </text:span><text:span text:style-name="T37">Ongelmana on, että <text:s/>”keskiarvoinen tapaus” on usein yhtä hidas kuin huonoin tapaus. </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gIHiFFj0os"/><text:span text:style-name="T49">(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gIHiFFj0os"/><text:span text:style-name="T37">⁠ </text:span><text:span text:style-name="T24">Huonoi</text:span><text:span text:style-name="T37">n</text:span><text:span text:style-name="T24"> </text:span><text:span text:style-name="T37">tapaus syntyy kun taulukko on </text:span><text:span text:style-name="T24">käänteisessä järjestyksessä, </text:span><text:span text:style-name="T37">tällöin sen</text:span><text:span text:style-name="T28"> aikavaativuus </text:span><text:span text:style-name="T37">on luokkaa</text:span><text:span text:style-name="T28"> O(n2). </text:span></text:p>
      <text:h text:style-name="P80" text:outline-level="2"><text:s/></text:h>
      <text:h text:style-name="Heading_20_2" text:outline-level="2"><text:span text:style-name="T58">Pikajärjestäminen (</text:span>Quicksort<text:span text:style-name="T58">)</text:span></text:h>
      <text:p text:style-name="Standard"><text:span text:style-name="T24">Nopea, rekursiivinen ja ei-vakaa järjestämisalgoritmi, joka toimii </text:span><text:span text:style-name="T56">divide and conquer</text:span><text:span text:style-name="T24"> periaatteella. Sen aikavaativuus on keskiarvoltaan luokkaa O(n log n) ja huonoimmassa tapauksessa se on luokkaa O(n2). </text:span></text:p>
      <text:p text:style-name="P61"/>
      <text:p text:style-name="Standard">Pikajärjestäminen toimii pivot -idealla, johon perustuen tapahtuu taulukon jako kahteen (divide). Jaetuissa taulukoissa on jää vasempaan taulukkoon pivottia pienemmän luvut ja oikealle sitä suuremmat. <text:s/>Tämän jälkeen kutsutaan vasenta ja oikeaa listaa rekursiivisesti. </text:p>
      <text:p text:style-name="Standard">Quicksort ei kopioi tietoa. Se vain vaihtaa vaihtaa arvojen sijaintia taulukossa, joten sen tilavaativuus on pieni. </text:p>
      <text:p text:style-name="Standard"/>
      <text:p text:style-name="Standard">Pikajärjestämisen huonoin puoli on jo valmiiksi järjestyksessä olevan taulukon läpikäynnin hitaus. <text:span text:style-name="T69">Päinvastoin kuin lomitusjärjestämisessä on pikajärjestämisen aikavaativuus järjestyksessä olevan listan läpikäymiseksi lineaarisessa suhteessa puunkorkeuteen. </text:span><text:reference-mark-start text:name="ADDIN CSL_CITATION {&quot;properties&quot;: {&quot;noteIndex&quot;: 0}, &quot;citationItems&quot;: [{&quot;id&quot;: &quot;ITEM-1&quot;, &quot;itemData&quot;: {&quot;id&quot;: &quot;ITEM-1&quot;, &quot;ISBN&quot;: &quot;9780672324536&quot;, &quot;author&quot;: [{&quot;suffix&quot;: &quot;&quot;, &quot;family&quot;: &quot;Goodrich&quot;, &quot;non-dropping-particle&quot;: &quot;&quot;, &quot;dropping-particle&quot;: &quot;&quot;, &quot;parse-names&quot;: false, &quot;given&quot;: &quot;Michael T&quot;}], &quot;issued&quot;: {&quot;date-parts&quot;: [[&quot;2002&quot;]]}, &quot;title&quot;: &quot;Data Structures and Algorithms in Java&quot;, &quot;abstract&quot;: &quot;Data Structures and Algorithms in Java, Second Edition is designed to be easy to read and understand although the topic itself is complicated. Algorithms are the procedures that software programs use to manipulate data structures. Besides clear and simple example programs, the author includes a workshop as a small demonstration program executable on a Web browser. The programs demonstrate in graphical form what data structures look like and how they operate. In the second edition, the program is rewritten to improve operation and clarify the algorithms, the example programs are revised to work with the latest version of the Java JDK, and questions and exercises will be added at the end of each chapter making the book more useful to readers.&quot;, &quot;type&quot;: &quot;article-journal&quot;, &quot;page&quot;: &quot;800&quot;, &quot;container-title&quot;: &quot;Science&quot;}, &quot;uris&quot;: [&quot;http://www.mendeley.com/documents/?uuid=bcba9937-1c98-4e4f-8b1a-79e360b21c0d&quot;]}], &quot;schema&quot;: &quot;https://github.com/citation-style-language/schema/raw/master/csl-citation.json&quot;, &quot;mendeley&quot;: {&quot;previouslyFormattedCitation&quot;: &quot;(Goodrich 2002)&quot;}} RNDaMNUD0diof"/><text:span text:style-name="T52">(Goodrich 2002)</text:span><text:reference-mark-end text:name="ADDIN CSL_CITATION {&quot;properties&quot;: {&quot;noteIndex&quot;: 0}, &quot;citationItems&quot;: [{&quot;id&quot;: &quot;ITEM-1&quot;, &quot;itemData&quot;: {&quot;id&quot;: &quot;ITEM-1&quot;, &quot;ISBN&quot;: &quot;9780672324536&quot;, &quot;author&quot;: [{&quot;suffix&quot;: &quot;&quot;, &quot;family&quot;: &quot;Goodrich&quot;, &quot;non-dropping-particle&quot;: &quot;&quot;, &quot;dropping-particle&quot;: &quot;&quot;, &quot;parse-names&quot;: false, &quot;given&quot;: &quot;Michael T&quot;}], &quot;issued&quot;: {&quot;date-parts&quot;: [[&quot;2002&quot;]]}, &quot;title&quot;: &quot;Data Structures and Algorithms in Java&quot;, &quot;abstract&quot;: &quot;Data Structures and Algorithms in Java, Second Edition is designed to be easy to read and understand although the topic itself is complicated. Algorithms are the procedures that software programs use to manipulate data structures. Besides clear and simple example programs, the author includes a workshop as a small demonstration program executable on a Web browser. The programs demonstrate in graphical form what data structures look like and how they operate. In the second edition, the program is rewritten to improve operation and clarify the algorithms, the example programs are revised to work with the latest version of the Java JDK, and questions and exercises will be added at the end of each chapter making the book more useful to readers.&quot;, &quot;type&quot;: &quot;article-journal&quot;, &quot;page&quot;: &quot;800&quot;, &quot;container-title&quot;: &quot;Science&quot;}, &quot;uris&quot;: [&quot;http://www.mendeley.com/documents/?uuid=bcba9937-1c98-4e4f-8b1a-79e360b21c0d&quot;]}], &quot;schema&quot;: &quot;https://github.com/citation-style-language/schema/raw/master/csl-citation.json&quot;, &quot;mendeley&quot;: {&quot;previouslyFormattedCitation&quot;: &quot;(Goodrich 2002)&quot;}} RNDaMNUD0diof"/><text:span text:style-name="T69">⁠ <text:s text:c="2"/>Lineaarinen on hitaampi kuin logaritminen. </text:span></text:p>
      <text:p text:style-name="Standard"/>
      <text:p text:style-name="P18">Pikajärjestäminen ylivoimaisena monen tilanteen järjestämisalgoritmina on suositeltu vakiojärjestämisalgoritmi. <text:reference-mark-start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WYoVRb5tZt"/><text:span text:style-name="T47">(Hoare 1962)</text:span><text:reference-mark-end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WYoVRb5tZt"/>⁠ <text:span text:style-name="T62">Esimerkiksi Javan </text:span><text:span text:style-name="T63">vakiometo</text:span><text:span text:style-name="T64">d</text:span><text:span text:style-name="T63">i </text:span><text:span text:style-name="T64">java.util.</text:span><text:span text:style-name="T63">Arrays.sort</text:span><text:span text:style-name="T64">()</text:span><text:span text:style-name="T63"> on modifioitu </text:span><text:span text:style-name="T64">kahden pivotin </text:span><text:span text:style-name="T63">versio pikajärjestämisestä. </text:span><text:span text:style-name="T64">(http://docs.oracle.com/javase/7/docs/api/java/util/Arrays.html#sort(int[]))</text:span><text:span text:style-name="T63"> </text:span><text:span text:style-name="T62"><text:s text:c="2"/></text:span></text:p>
      <text:h text:style-name="Heading_20_2" text:outline-level="2"><text:span text:style-name="T58">Lomitusjärjestäminen (</text:span>Merge sort<text:span text:style-name="T58">)</text:span></text:h>
      <text:p text:style-name="Standard"><text:span text:style-name="T24">Nopea, rekursiivinen ja vakaa </text:span><text:span text:style-name="T36">j</text:span><text:span text:style-name="T24">ärjestämisalgoritmi, joka toimii </text:span><text:span text:style-name="T56">divide and conquer</text:span><text:span text:style-name="T24"> periaatteella. Sen aikavaativuus on keskiarvoltaan luokkaa O(n log n). <text:s/></text:span></text:p>
      <text:p text:style-name="P61"/>
      <text:p text:style-name="Standard"><text:span text:style-name="T24">Lomitusjärjestäminen toimii samaan tapaan kuin pikajärjestäminen, jossa taulukko jaetaan aina kahteen. Nämä listat järjestetään ja yhdistetään. Yhdistämisessä </text:span><text:span text:style-name="T29">taulukkojen arvot liitetään ”lomittain” </text:span><text:span text:style-name="T35">(merging) </text:span><text:span text:style-name="T29">samaan <text:s/></text:span><text:soft-page-break/><text:span text:style-name="T29">taulukkoon. </text:span></text:p>
      <text:p text:style-name="P19"><text:span text:style-name="T29">L</text:span><text:span text:style-name="T24">omitusjärjestäminen on hyvin ennustettavissa oleva järjestysalgoritmi. Se suorittaa keskimäärin 0,5 * log (n) ja log (n) vertailua per alkio ja väliltä log (n) ja 1,5 * log (n) vaihtoa per vertailu. (http://www.sorting-algorithms.com/merge-sort) <text:s/></text:span></text:p>
      <text:p text:style-name="P19"/>
      <text:p text:style-name="P63">Lomitusjärjestäminen sopii moneen järjestämistilanteeseen, esimerkiksi: Kun vaaditaan vakautta tai kun järjestetään paljon pieniä taulukoita. </text:p>
      <text:p text:style-name="P10"/>
      <text:h text:style-name="P70" text:outline-level="1">Testiskenaariot</text:h>
      <text:p text:style-name="Standard"><text:span text:style-name="T24">Erilaisia testiskenaarioita luotiin kattavasti, jotta algoritmien meridiaaninopeutta pystyttäisiin määrittelemään mahdollisimman tarkasti </text:span><text:span text:style-name="T26">ja</text:span><text:span text:style-name="T24"> jotta saataisiin jokaisen järjestämisalgoritmin toimintaa ääritilanteissa parhaiten hahmotettua </text:span><text:span text:style-name="T26">sekä</text:span><text:span text:style-name="T24"> löydettyä kullekin algoritmille </text:span><text:span text:style-name="T25">paras ja</text:span><text:span text:style-name="T24"> huonoin järjestämistapaus. </text:span></text:p>
      <text:p text:style-name="P43"/>
      <text:h text:style-name="Heading_20_2" text:outline-level="2">Skenaariot:</text:h>
      <text:list xml:id="list8306729226587844899" text:style-name="L1">
        <text:list-item>
          <text:p text:style-name="P64"><text:span text:style-name="T22">Epäjärjestys:</text:span> Javan Random generaattoria hyödyntämällä luodaan taulukkoon 32-bittisiä lukuja. Ei samoja lukuja.</text:p>
        </text:list-item>
        <text:list-item>
          <text:p text:style-name="P64"><text:span text:style-name="T12">E</text:span><text:span text:style-name="T11">päjärjestys muutamalla luvulla:</text:span><text:span text:style-name="T14"> Javan Random generaattoria hyödyntämällä luodaan taulukko, jossa luvut ovat väliltä 0-</text:span><text:span text:style-name="T15">4</text:span><text:span text:style-name="T14">. </text:span></text:p>
        </text:list-item>
        <text:list-item>
          <text:p text:style-name="P64"><text:span text:style-name="T22">Melkein järjestetty:</text:span> Järjestetty lukujono, josta 5-10% on sekoitettu.</text:p>
        </text:list-item>
        <text:list-item>
          <text:p text:style-name="P64"><text:span text:style-name="T22">Järjestetty:</text:span> Täysin järjestyksessä oleva lukujono.</text:p>
        </text:list-item>
        <text:list-item>
          <text:p text:style-name="P64"><text:span text:style-name="T12">P</text:span><text:span text:style-name="T11">äinvastainen:</text:span><text:span text:style-name="T7"> </text:span><text:span text:style-name="T9">Laskevassa järjestyksessä oleva taulukko.</text:span></text:p>
          <text:p text:style-name="P64"/>
        </text:list-item>
      </text:list>
      <text:p text:style-name="Standard">Testitaulukot on jaettu kahteen koko luokkaan: isot ja pienet. Pienet taulukot ovat kokoluokkaa 5 - 500 <text:span text:style-name="T44">alkiota</text:span>. Isot ovat kokoluokkaa 500 – 10 000 <text:span text:style-name="T44">alkiota</text:span>. Jokainen taulukko luodaan aina uudelleen ennen ajanmittausta. </text:p>
      <text:h text:style-name="P72" text:outline-level="1"><text:span text:style-name="T24">Nopeu</text:span><text:span text:style-name="T30">den mittaus</text:span></text:h>
      <text:p text:style-name="Standard">Tässä harjoitustyössä esitetyt tulokset on testeistä jotka on pienillä taulukoilla suoritettu 10000 kertaa ja suurilla taulukoilla 1000 kertaa. Taulukot alustetaan aina ennen ajanmittausta. Ajanmittauksessa on käytetty Javan vakiokirjaston työkalua System.nanoTime(), joka antaa nopeuden nanosekunteina. Javan long -muotoinen tulos jaetaan suorituskertojen määrällä. <text:s/>Tämä aiheuttaa pienen pyöristysvirheen, joka tässä tilanteessa on merkityksetön. <text:s text:c="2"/>Kaikki testitulokset tallennetaan taulukkoon .csv yhteensopivassa muodossa, jossa sarakkeet on erotettu kaksoispisteillä. </text:p>
      <text:p text:style-name="Standard"/>
      <text:p text:style-name="P83"/>
      <text:p text:style-name="P84"><text:s/><text:span text:style-name="T60">Testituloksien ajanmittausmetodi</text:span></text:p>
      <text:p text:style-name="P57"><text:span text:style-name="_5f_JavaKeyWord"><text:span text:style-name="T61">private</text:span></text:span><text:span text:style-name="T61"> </text:span><text:span text:style-name="_5f_JavaKeyWord"><text:span text:style-name="T61">static</text:span></text:span><text:span text:style-name="T61"> </text:span><text:span text:style-name="_5f_JavaKeyWord"><text:span text:style-name="T61">long</text:span></text:span><text:span text:style-name="T61"> </text:span><text:span text:style-name="_5f_JavaIdent"><text:span text:style-name="T61">timing(Arr</text:span></text:span><text:span text:style-name="T61"> </text:span><text:span text:style-name="_5f_JavaIdent"><text:span text:style-name="T61">array,</text:span></text:span><text:span text:style-name="T61"> </text:span><text:span text:style-name="_5f_JavaIdent"><text:span text:style-name="T61">Algo</text:span></text:span><text:span text:style-name="T61"> </text:span><text:span text:style-name="_5f_JavaIdent"><text:span text:style-name="T61">algo)</text:span></text:span><text:span text:style-name="T61"> </text:span><text:span text:style-name="_5f_JavaIdent"><text:span text:style-name="T61">{</text:span></text:span></text:p>
      <text:p text:style-name="P57"><text:span text:style-name="_5f_JavaKeyWord"><text:span text:style-name="T61"><text:tab/>int</text:span></text:span><text:span text:style-name="_5f_JavaIdent"><text:span text:style-name="T61">[]</text:span></text:span><text:span text:style-name="T61"> </text:span><text:span text:style-name="_5f_JavaIdent"><text:span text:style-name="T61">a</text:span></text:span><text:span text:style-name="T61"> </text:span><text:span text:style-name="_5f_JavaIdent"><text:span text:style-name="T61">=</text:span></text:span><text:span text:style-name="T61"> </text:span><text:span text:style-name="_5f_JavaIdent"><text:span text:style-name="T61">array.get(); </text:span></text:span><text:span text:style-name="_5f_JavaComment"><text:span text:style-name="T61">// reproduce of an array</text:span></text:span></text:p>
      <text:p text:style-name="P57"><text:span text:style-name="_5f_JavaIdent"><text:span text:style-name="T61"><text:tab/></text:span></text:span><text:span text:style-name="_5f_JavaKeyWord"><text:span text:style-name="T61">long</text:span></text:span><text:span text:style-name="T61"> </text:span><text:span text:style-name="_5f_JavaIdent"><text:span text:style-name="T61">start</text:span></text:span><text:span text:style-name="T61"> </text:span><text:span text:style-name="_5f_JavaIdent"><text:span text:style-name="T61">=</text:span></text:span><text:span text:style-name="T61"> </text:span><text:span text:style-name="_5f_JavaIdent"><text:span text:style-name="T61">System.nanoTime();</text:span></text:span></text:p>
      <text:p text:style-name="P57"><text:span text:style-name="_5f_JavaIdent"><text:span text:style-name="T61"><text:tab/>algo.sort(a);</text:span></text:span></text:p>
      <text:p text:style-name="P57"><text:span text:style-name="_5f_JavaIdent"><text:span text:style-name="T61"><text:tab/></text:span></text:span><text:span text:style-name="_5f_JavaKeyWord"><text:span text:style-name="T61">long</text:span></text:span><text:span text:style-name="T61"> </text:span><text:span text:style-name="_5f_JavaIdent"><text:span text:style-name="T61">end</text:span></text:span><text:span text:style-name="T61"> </text:span><text:span text:style-name="_5f_JavaIdent"><text:span text:style-name="T61">=</text:span></text:span><text:span text:style-name="T61"> </text:span><text:span text:style-name="_5f_JavaIdent"><text:span text:style-name="T61">System.nanoTime();</text:span></text:span></text:p>
      <text:p text:style-name="P57"><text:span text:style-name="_5f_JavaKeyWord"><text:span text:style-name="T61"><text:tab/>return</text:span></text:span><text:span text:style-name="T61"> </text:span><text:span text:style-name="_5f_JavaIdent"><text:span text:style-name="T61">end</text:span></text:span><text:span text:style-name="T61"> </text:span><text:span text:style-name="_5f_JavaIdent"><text:span text:style-name="T61">-</text:span></text:span><text:span text:style-name="T61"> </text:span><text:span text:style-name="_5f_JavaIdent"><text:span text:style-name="T61">start;</text:span></text:span></text:p>
      <text:p text:style-name="P56"><text:span text:style-name="_5f_JavaIdent"><text:span text:style-name="T61">}</text:span></text:span></text:p>
      <text:p text:style-name="P15"/>
      <text:p text:style-name="P65">Testiohjelmassa taulukot suorittavat abstraktin yläkuokan ”Arr” get() metodin, joka palauttaa uudelleen luodun taulukon. Tällä ehkäistään taulukon jäämistä muistiin ja täten virheellistä mittaustulosta. </text:p>
      <text:p text:style-name="P15"/>
      <text:p text:style-name="P15"><text:span text:style-name="T13">Testikoneena on </text:span><text:span text:style-name="T7">Macbook Air 1.8Gh Intel core i5, 4Gt 1600mhz DDR3, OSX 10.9. </text:span><text:span text:style-name="T60">Javan versio on 1.7.</text:span></text:p>
      <text:h text:style-name="P74" text:outline-level="1"/>
      <text:h text:style-name="P75" text:outline-level="1">Testitulokset</text:h>
      <text:h text:style-name="Heading_20_2" text:outline-level="2">Pienet taulukot</text:h>
      <text:p text:style-name="P52">Testit suoritettiin taulukoilla, joiden koot olivat 5, 10, 25, 50, 75, 100, 125, 150, 200, 250, 300, 400 ja 500 alkiota. Testi suoritettiin jokaisella skenaariolla ja algoritmilla kymmenen tuhatta kertaa. Suoritusaika koko testin suorittamiseksi testiympäristössä oli noin viisi minuuttia. </text:p>
      <text:h text:style-name="Heading_20_2" text:outline-level="2"/>
      <text:p text:style-name="P52"><draw:frame draw:style-name="fr1" draw:name="Object1" text:anchor-type="paragraph" svg:x="0.39cm" svg:y="-0.307cm" svg:width="16cm" svg:height="11.77cm" draw:z-index="0"><draw:object xlink:href="./Object 1" xlink:type="simple" xlink:show="embed" xlink:actuate="onLoad"/><draw:image xlink:href="./ObjectReplacements/Object 1" xlink:type="simple" xlink:show="embed" xlink:actuate="onLoad"/></draw:frame></text:p>
      <text:p text:style-name="P52"/>
      <text:p text:style-name="P20">Pienillä alkioilla mitatut nopeudet ovat juuri odotetunlaiset. Aikavaativuudeltaan O(n<text:span text:style-name="T40">2</text:span>) järjestämisalgoritmit hidastuvat hyvin nopeasti taulukon kasvaessa, verrattuna aikavaativuudeltaan O(n log n) algoritmeihin. Tarkastellaan vielä keskiarvonopeuksia lähemmin. </text:p>
      <text:p text:style-name="P20"><draw:frame draw:style-name="fr2" draw:name="Object2" text:anchor-type="paragraph" svg:width="16cm" svg:height="7.911cm" draw:z-index="1"><draw:object xlink:href="./Object 2" xlink:type="simple" xlink:show="embed" xlink:actuate="onLoad"/><draw:image xlink:href="./ObjectReplacements/Object 2" xlink:type="simple" xlink:show="embed" xlink:actuate="onLoad"/></draw:frame><text:soft-page-break/></text:p>
      <text:p text:style-name="P21">Kuvasta 2. havaitsemme lisäysjärjestämisen odotetusti olevan pikajärjestämistä nopeampi pienillä taulukoilla. Taulukon koon kasvaessa sataan ja sitä suuremmaksi kääntyy pikajärjestäminen lisäysjärjestämistä nopeammaksi. Kaikki testatut järjestämisalgoritmit toimivat keskimääräisesti nopeasti pienillä taulukoilla. Kiinnostavaa on myös lomitusjärjestämisen ”hitaus” suhteessa lisäysjärjestämiseen, lomitusjärjestämisen aikavaativuuden ollessa luokkaa O(n log n) ja lisäysjärjestämisen ollessa O(n<text:span text:style-name="T40">2</text:span>). <text:s/>Tämä ero johtuu lisäysjärjestämisen ylivoimaisesta nopeudesta jo järjestyksessä olevilla taulukoilla (ks. Kuva 3.). </text:p>
      <text:p text:style-name="P21"><draw:frame draw:style-name="fr1" draw:name="Object3" text:anchor-type="paragraph" svg:x="-0.032cm" svg:y="0.178cm" svg:width="16cm" svg:height="9.585cm" draw:z-index="2"><draw:object xlink:href="./Object 3" xlink:type="simple" xlink:show="embed" xlink:actuate="onLoad"/><draw:image xlink:href="./ObjectReplacements/Object 3" xlink:type="simple" xlink:show="embed" xlink:actuate="onLoad"/></draw:frame></text:p>
      <text:h text:style-name="P81" text:outline-level="2"/>
      <text:h text:style-name="P82" text:outline-level="2">Suuret taulukot</text:h>
      <text:p text:style-name="P22">Suurien taulukoiden testi suoritettiin taulukoilla, joiden koot olivat 500, 750, 1000, 1250, 1500, 2000, 3000, 5000, 7500 ja 10000 alkiota. <text:s/><text:span text:style-name="T71">Testi suoritettiin jokaisella skenaariolla ja algoritmilla </text:span>tuhat<text:span text:style-name="T71"> kertaa. Suoritusaika koko testin suorittamiseksi testiympäristössä oli noin </text:span>tunnin<text:span text:style-name="T71">. </text:span></text:p>
      <text:p text:style-name="P23"><draw:frame draw:style-name="fr2" draw:name="Object4" text:anchor-type="paragraph" svg:width="16cm" svg:height="11.599cm" draw:z-index="3"><draw:object xlink:href="./Object 4" xlink:type="simple" xlink:show="embed" xlink:actuate="onLoad"/><draw:image xlink:href="./ObjectReplacements/Object 4" xlink:type="simple" xlink:show="embed" xlink:actuate="onLoad"/></draw:frame>Suurilla taulukoilla huomaamme lisäysjärjestämisen hitauden näkyvän ja nopeuden muuttuvan lähemmäksi aikavaativuutta O(n<text:span text:style-name="T40">2</text:span>). Suuremmilla taulukoilla lomitusjärjestämisen O(n log n) nopeus tulee esiin. Kupla- ja valintajärjestäminen O(n<text:span text:style-name="T40">2</text:span><text:span text:style-name="T47">) ei pärjää suuremmin taulukoilla O(n log n) järjestämisalgoritmeille, ja hitaus tekeekin näistä lähes täysin käyttökelvottomia suurien taulukoiden järjestämisessä. <text:s/></text:span></text:p>
      <text:p text:style-name="P23"/>
      <text:p text:style-name="P24">Niin ikään lisäysjärjestäminen järjestää suurillakin taulukoilla jo järjestyksessä olevan taulukon ylivoimaisella nopeudella (ks kuva 5.). Tämä ylivoimaisuus kumminkin pahoin tasoittuu muissa järjestämistilanteissa, joiden aikavaativuus on kaikissa muissa tilanteissa luokkaa O(n<text:span text:style-name="T40">2</text:span><text:span text:style-name="T47">). <text:s/></text:span></text:p>
      <text:p text:style-name="P24"/>
      <text:p text:style-name="P66">Odotetusti pikajärjestäminen suoriutuu parhaiten suurien taulukoiden järjestämisessä, ja on näin ollen suositelluin vaihtoehto niille. </text:p>
      <text:p text:style-name="P23"><draw:frame draw:style-name="fr1" draw:name="Object5" text:anchor-type="paragraph" svg:x="-0.205cm" svg:y="-0.044cm" svg:width="16cm" svg:height="10.899cm" draw:z-index="4"><draw:object xlink:href="./Object 5" xlink:type="simple" xlink:show="embed" xlink:actuate="onLoad"/><draw:image xlink:href="./ObjectReplacements/Object 5" xlink:type="simple" xlink:show="embed" xlink:actuate="onLoad"/></draw:frame><text:soft-page-break/></text:p>
      <text:p text:style-name="P67"/>
      <text:p text:style-name="P22"/>
      <text:p text:style-name="P22"/>
      <text:h text:style-name="Heading_20_1" text:outline-level="1">Yhteenveto</text:h>
      <text:p text:style-name="P49">Kupla- ja valintajärjestäminen eivät poikkea toisistaan lähes ollenkaan, vaikka kuplajärjestäminen on hitusen hitaampaa suurilla taulukoilla kuin valintajärjestäminen. Molemmat ovat joka tapauksessa hyvin hitaita suurilla taulukoilla. </text:p>
      <text:p text:style-name="P49">Lisäysjärjestäminen on hyvin nopea pienillä taulukoilla, joilla ylivertainen nopeus jo järjestyksessä olevan taulukon läpikäynnissä kääntää keskiarvonopeuden kilpailukykyiseksi. <text:s/>Lisäysjärjestäminen onkin täten suositeltu menetelmä pienien ja lähes järjestyksessä olevien taulukoiden järjestämiseksi. Suurilla taulukoilla nopeus ei ole kilpailukykyinen O(n log n) järjestämisalgoritmien kanssa.</text:p>
      <text:p text:style-name="P50">Lomitusjärjestäminen paljastui hyvin nopeaksi järjestämisalgoritmiksi, ja pärjää hyvin sen kilpailijalle pikajärjestämiselle. Lomitusjärjestäminen tulee kysymykseen kun tarvitaan järjestämisalgoritmia suurille taulukoille jolta vaaditaan vakautta ja hyvää ennustettavuutta. <text:span text:style-name="T72">Pikajärjestäminen oli odotetusti nopein all-around järjestämisalgoritmi. Lisäysjärjestäminen on nopeampi pienillä taulukoilla kuin pikajärjestäminen, mutta pikajärjestäminen tasaisesti hyvin nopea jokaisessa järjestämistilanteessa, vaikkakin sen pienenä heikkoutena on jo järjestyksessä olevan taulukon läpikäynnin hitaus. Pikajärjestäminen soveltuukin hyväksi perusjärjestäjäksi, jos <text:s/>vakautta ei tarvita. </text:span></text:p>
      <text:p text:style-name="P48"/>
      <text:p text:style-name="P25">Lähteet</text:p>
      <text:section text:style-name="Sect1" text:name="ADDIN Mendeley Bibliography CSL_BIBLIOGRAPHY  RNDsp6x49pQsh">
        <text:p text:style-name="P53">Edjlal, R., Edjlal, A. &amp; Moradi, T., 2011. A sort implementation comparing with Bubble sort and Selection sort. In <text:span text:style-name="T55">ICCRD2011 - 2011 3rd International Conference on Computer Research and Development</text:span>. pp. 380–381.</text:p>
        <text:p text:style-name="P53">Floréen, P. (HIT), 2014. 58131 Tietorakenteet ja algoritmit.</text:p>
        <text:p text:style-name="P53">Goodrich, M.T., 2002. Data Structures and Algorithms in Java. <text:span text:style-name="T55">Science</text:span>, p.800.</text:p>
        <text:p text:style-name="P53">Hoare, C.A.R., 1962. Quicksort. <text:span text:style-name="T55">The Computer Journal</text:span>, 5, pp.10–16. Available at: http://comjnl.oxfordjournals.org/cgi/content/abstract/5/1/10\nhttp://comjnl.oxfordjournals.org/content/5/1/10.full.pdf+html.</text:p>
        <text:p text:style-name="P53">Leiserson, C.C.E. et al., 2009. <text:span text:style-name="T55">Introduction to Algorithms, Third Edition</text:span>, Available at: http://www.amazon.com/Introduction-Algorithms-Third-Thomas-Cormen/dp/0262033844\nhttp://books.google.com/books?hl=en&amp;lr=&amp;id=NLngYyWFl_YC&amp;oi=fnd&amp;pg=PR13&amp;dq=Introduction+to+algorithms&amp;ots=BxVtEG-hJc&amp;sig=LyOyin9nLdYbGCwRU5l3Xu5IScI.</text:p>
        <text:p text:style-name="P53">Ocampo, J., 2008. An empirical comparison of the runtime of five sorting algorithms. <text:span text:style-name="T55">International Baccalaureate Extended …</text:span>. Available at: http://uploads.julianapena.com/ib-ee.pdf [Accessed August 23, 2014].</text:p>
        <text:p text:style-name="P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 svg:font-family="Inconsolata" style:font-adornments="Regular" style:font-pitch="variable"/>
    <style:font-face style:name="0" svg:font-family="0" style:font-family-generic="roman"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50%" fo:text-align="justify" style:justify-single-word="false" style:page-number="auto"/>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4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 style:family="paragraph" style:default-outline-level="">
      <style:paragraph-properties fo:text-align="start" style:justify-single-word="false"/>
      <style:text-properties fo:color="#000000" fo:font-size="13pt" style:font-size-asian="12pt"/>
    </style:style>
    <style:style style:name="Footer"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DE" style:family="paragraph" style:parent-style-name="Text_20_body" style:class="text">
      <style:paragraph-properties fo:text-align="justify" style:justify-single-word="false"/>
      <style:text-properties style:font-name="Liberation Serif" fo:font-family="'Liberation Serif'" style:font-family-generic="roman" style:font-pitch="variable" fo:font-size="12pt" officeooo:rsid="00249fa6" style:font-size-asian="10.5pt" style:font-size-complex="12pt"/>
    </style:style>
    <style:style style:name="First_20_line_20_indent" style:display-name="First line indent" style:family="paragraph" style:parent-style-name="Text_20_body" style:class="text"/>
    <style:style style:name="_5f_code" style:display-name="_code" style:family="paragraph" style:master-page-name="">
      <style:paragraph-properties fo:margin-left="1cm" fo:margin-right="1cm" fo:margin-top="0cm" fo:margin-bottom="0cm" loext:contextual-spacing="false" fo:text-indent="0cm" style:auto-text-indent="true" style:page-number="auto" fo:background-color="transparent" fo:padding="0.7cm" fo:border="0.06pt solid #00ffff" style:shadow="non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drop-cap/>
        <style:background-image/>
      </style:paragraph-properties>
      <style:text-properties style:font-name="Inconsolata" fo:font-family="Inconsolata" style:font-style-name="Regular" style:font-pitch="variable" fo:font-size="10pt" fo:font-weight="600" style:letter-kerning="false" style:font-size-asian="10.5pt"/>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Default">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Default">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Default">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Default">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text-properties fo:color="#000000" style:font-name="Liberation Sans" fo:font-size="8pt" officeooo:rsid="0012093a" officeooo:paragraph-rsid="0012093a" style:font-size-asian="8pt" style:font-size-complex="8pt"/>
    </style:style>
    <style:page-layout style:name="Mpm1">
      <style:page-layout-properties fo:page-width="21.001cm" fo:page-height="29.7cm" style:num-format="1" style:print-orientation="portrait" fo:margin-top="2cm" fo:margin-bottom="2cm" fo:margin-left="2.533cm" fo:margin-right="2.4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9-01T18:52:00</meta:creation-date>
    <dc:title>An empirical comparison of the runtime of five sorting algorithms</dc:title>
    <meta:initial-creator>Juliana Peña Ocampo</meta:initial-creator>
    <dc:date>2014-09-07T14:12:33.862545000</dc:date>
    <meta:editing-duration>PT8H48M34S</meta:editing-duration>
    <meta:editing-cycles>18</meta:editing-cycles>
    <meta:generator>LibreOffice/4.3.0.4$MacOSX_X86_64 LibreOffice_project/62ad5818884a2fc2e5780dd45466868d41009ec0</meta:generator>
    <meta:document-statistic meta:table-count="2" meta:image-count="0" meta:object-count="5" meta:page-count="13" meta:paragraph-count="134" meta:word-count="1656" meta:character-count="15589" meta:non-whitespace-character-count="14012"/>
    <meta:user-defined meta:name="Mendeley Citation Style_1">http://www.zotero.org/styles/harvard1</meta:user-defined>
    <meta:user-defined meta:name="Mendeley Document_1">True</meta:user-defined>
    <meta:user-defined meta:name="Mendeley User Name_1">markoma@iki.fi@www.mendeley.com</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0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11.77cm" xlink:href="." xlink:type="simple" chart:class="chart:line" chart:style-name="ch1">
        <chart:title svg:x="3.246cm" svg:y="0.37cm" chart:style-name="ch2">
          <text:p>Kuva 1. Keskiarvonopeudet pienillä taulukoilla</text:p>
        </chart:title>
        <chart:legend chart:legend-position="end" svg:x="12.515cm" svg:y="4.682cm" style:legend-expansion="high" chart:style-name="ch3"/>
        <chart:plot-area chart:style-name="ch4" chart:data-source-has-labels="both" svg:x="1.3cm" svg:y="1.832cm" svg:width="10.577cm" svg:height="8.752cm">
          <chartooo:coordinate-region svg:x="2.531cm" svg:y="1.832cm" svg:width="9.054cm" svg:height="8.142cm"/>
          <chart:axis chart:dimension="x" chart:name="primary-x" chart:style-name="ch5" chartooo:axis-type="auto">
            <chartooo:date-scale/>
            <chart:title svg:x="5.271cm" svg:y="10.819cm" chart:style-name="ch6">
              <text:p>alkiota taulukossa</text:p>
            </chart:title>
            <chart:categories table:cell-range-address="local-table.$A$2:.$A$14"/>
          </chart:axis>
          <chart:axis chart:dimension="y" chart:name="primary-y" chart:style-name="ch7">
            <chart:title svg:x="0.451cm" svg:y="7.215cm" chart:style-name="ch8">
              <text:p>nanosekuntia</text:p>
            </chart:title>
            <chart:grid chart:style-name="ch9" chart:class="major"/>
          </chart:axis>
          <chart:series chart:style-name="ch10" chart:values-cell-range-address="local-table.$B$2:.$B$14" chart:label-cell-address="local-table.$B$1" chart:class="chart:line">
            <chart:data-point chart:repeated="13"/>
          </chart:series>
          <chart:series chart:style-name="ch11" chart:values-cell-range-address="local-table.$C$2:.$C$14" chart:label-cell-address="local-table.$C$1" chart:class="chart:line">
            <chart:data-point chart:repeated="13"/>
          </chart:series>
          <chart:series chart:style-name="ch12" chart:values-cell-range-address="local-table.$D$2:.$D$14" chart:label-cell-address="local-table.$D$1" chart:class="chart:line">
            <chart:data-point chart:repeated="13"/>
          </chart:series>
          <chart:series chart:style-name="ch13" chart:values-cell-range-address="local-table.$E$2:.$E$14" chart:label-cell-address="local-table.$E$1" chart:class="chart:line">
            <chart:data-point chart:repeated="13"/>
          </chart:series>
          <chart:series chart:style-name="ch14" chart:values-cell-range-address="local-table.$F$2:.$F$14" chart:label-cell-address="local-table.$F$1"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
                <text:p>10</text:p>
              </table:table-cell>
              <table:table-cell office:value-type="float" office:value="195">
                <text:p>195</text:p>
              </table:table-cell>
              <table:table-cell office:value-type="float" office:value="653.2">
                <text:p>653.2</text:p>
              </table:table-cell>
              <table:table-cell office:value-type="float" office:value="175">
                <text:p>175</text:p>
              </table:table-cell>
              <table:table-cell office:value-type="float" office:value="157.4">
                <text:p>157.4</text:p>
              </table:table-cell>
              <table:table-cell office:value-type="float" office:value="778.4">
                <text:p>778.4</text:p>
              </table:table-cell>
            </table:table-row>
            <table:table-row>
              <table:table-cell office:value-type="float" office:value="10">
                <text:p>10</text:p>
              </table:table-cell>
              <table:table-cell office:value-type="float" office:value="194.8">
                <text:p>194.8</text:p>
              </table:table-cell>
              <table:table-cell office:value-type="float" office:value="213.4">
                <text:p>213.4</text:p>
              </table:table-cell>
              <table:table-cell office:value-type="float" office:value="121.8">
                <text:p>121.8</text:p>
              </table:table-cell>
              <table:table-cell office:value-type="float" office:value="213">
                <text:p>213</text:p>
              </table:table-cell>
              <table:table-cell office:value-type="float" office:value="516.6">
                <text:p>516.6</text:p>
              </table:table-cell>
            </table:table-row>
            <table:table-row>
              <table:table-cell office:value-type="float" office:value="25">
                <text:p>30</text:p>
              </table:table-cell>
              <table:table-cell office:value-type="float" office:value="1008.8">
                <text:p>1008.8</text:p>
              </table:table-cell>
              <table:table-cell office:value-type="float" office:value="512.8">
                <text:p>512.8</text:p>
              </table:table-cell>
              <table:table-cell office:value-type="float" office:value="346">
                <text:p>346</text:p>
              </table:table-cell>
              <table:table-cell office:value-type="float" office:value="951">
                <text:p>951</text:p>
              </table:table-cell>
              <table:table-cell office:value-type="float" office:value="1266.4">
                <text:p>1266.4</text:p>
              </table:table-cell>
            </table:table-row>
            <table:table-row>
              <table:table-cell office:value-type="float" office:value="50">
                <text:p>50</text:p>
              </table:table-cell>
              <table:table-cell office:value-type="float" office:value="3791.4">
                <text:p>3791.4</text:p>
              </table:table-cell>
              <table:table-cell office:value-type="float" office:value="1356.2">
                <text:p>1356.2</text:p>
              </table:table-cell>
              <table:table-cell office:value-type="float" office:value="996.2">
                <text:p>996.2</text:p>
              </table:table-cell>
              <table:table-cell office:value-type="float" office:value="3899">
                <text:p>3899</text:p>
              </table:table-cell>
              <table:table-cell office:value-type="float" office:value="2988.2">
                <text:p>2988.2</text:p>
              </table:table-cell>
            </table:table-row>
            <table:table-row>
              <table:table-cell office:value-type="float" office:value="75">
                <text:p>80</text:p>
              </table:table-cell>
              <table:table-cell office:value-type="float" office:value="7591.8">
                <text:p>7591.8</text:p>
              </table:table-cell>
              <table:table-cell office:value-type="float" office:value="1823.8">
                <text:p>1823.8</text:p>
              </table:table-cell>
              <table:table-cell office:value-type="float" office:value="1730.4">
                <text:p>1730.4</text:p>
              </table:table-cell>
              <table:table-cell office:value-type="float" office:value="9023.8">
                <text:p>9023.8</text:p>
              </table:table-cell>
              <table:table-cell office:value-type="float" office:value="4838">
                <text:p>4838</text:p>
              </table:table-cell>
            </table:table-row>
            <table:table-row>
              <table:table-cell office:value-type="float" office:value="100">
                <text:p>100</text:p>
              </table:table-cell>
              <table:table-cell office:value-type="float" office:value="13324.2">
                <text:p>13324.2</text:p>
              </table:table-cell>
              <table:table-cell office:value-type="float" office:value="2580.8">
                <text:p>2580.8</text:p>
              </table:table-cell>
              <table:table-cell office:value-type="float" office:value="2838.4">
                <text:p>2838.4</text:p>
              </table:table-cell>
              <table:table-cell office:value-type="float" office:value="16409">
                <text:p>16409</text:p>
              </table:table-cell>
              <table:table-cell office:value-type="float" office:value="6701.8">
                <text:p>6701.8</text:p>
              </table:table-cell>
            </table:table-row>
            <table:table-row>
              <table:table-cell office:value-type="float" office:value="125">
                <text:p>130</text:p>
              </table:table-cell>
              <table:table-cell office:value-type="float" office:value="20072.4">
                <text:p>20072.4</text:p>
              </table:table-cell>
              <table:table-cell office:value-type="float" office:value="3416.6">
                <text:p>3416.6</text:p>
              </table:table-cell>
              <table:table-cell office:value-type="float" office:value="4178.4">
                <text:p>4178.4</text:p>
              </table:table-cell>
              <table:table-cell office:value-type="float" office:value="25858">
                <text:p>25858</text:p>
              </table:table-cell>
              <table:table-cell office:value-type="float" office:value="8208.6">
                <text:p>8208.6</text:p>
              </table:table-cell>
            </table:table-row>
            <table:table-row>
              <table:table-cell office:value-type="float" office:value="150">
                <text:p>150</text:p>
              </table:table-cell>
              <table:table-cell office:value-type="float" office:value="28330">
                <text:p>28330</text:p>
              </table:table-cell>
              <table:table-cell office:value-type="float" office:value="4068.6">
                <text:p>4068.6</text:p>
              </table:table-cell>
              <table:table-cell office:value-type="float" office:value="5669.6">
                <text:p>5669.6</text:p>
              </table:table-cell>
              <table:table-cell office:value-type="float" office:value="37038.4">
                <text:p>37038.4</text:p>
              </table:table-cell>
              <table:table-cell office:value-type="float" office:value="10189.8">
                <text:p>10189.8</text:p>
              </table:table-cell>
            </table:table-row>
            <table:table-row>
              <table:table-cell office:value-type="float" office:value="200">
                <text:p>200</text:p>
              </table:table-cell>
              <table:table-cell office:value-type="float" office:value="47554.4">
                <text:p>47554.4</text:p>
              </table:table-cell>
              <table:table-cell office:value-type="float" office:value="5659.8">
                <text:p>5659.8</text:p>
              </table:table-cell>
              <table:table-cell office:value-type="float" office:value="9405">
                <text:p>9405</text:p>
              </table:table-cell>
              <table:table-cell office:value-type="float" office:value="65906.8">
                <text:p>65906.8</text:p>
              </table:table-cell>
              <table:table-cell office:value-type="float" office:value="13826.8">
                <text:p>13826.8</text:p>
              </table:table-cell>
            </table:table-row>
            <table:table-row>
              <table:table-cell office:value-type="float" office:value="250">
                <text:p>250</text:p>
              </table:table-cell>
              <table:table-cell office:value-type="float" office:value="70959">
                <text:p>70959</text:p>
              </table:table-cell>
              <table:table-cell office:value-type="float" office:value="6832.6">
                <text:p>6832.6</text:p>
              </table:table-cell>
              <table:table-cell office:value-type="float" office:value="13423.2">
                <text:p>13423.2</text:p>
              </table:table-cell>
              <table:table-cell office:value-type="float" office:value="102367">
                <text:p>102367</text:p>
              </table:table-cell>
              <table:table-cell office:value-type="float" office:value="16654">
                <text:p>16654</text:p>
              </table:table-cell>
            </table:table-row>
            <table:table-row>
              <table:table-cell office:value-type="float" office:value="300">
                <text:p>300</text:p>
              </table:table-cell>
              <table:table-cell office:value-type="float" office:value="99451.4">
                <text:p>99451.4</text:p>
              </table:table-cell>
              <table:table-cell office:value-type="float" office:value="8255.2">
                <text:p>8255.2</text:p>
              </table:table-cell>
              <table:table-cell office:value-type="float" office:value="17956.4">
                <text:p>17956.4</text:p>
              </table:table-cell>
              <table:table-cell office:value-type="float" office:value="145724.2">
                <text:p>145724.2</text:p>
              </table:table-cell>
              <table:table-cell office:value-type="float" office:value="20154.8">
                <text:p>20154.8</text:p>
              </table:table-cell>
            </table:table-row>
            <table:table-row>
              <table:table-cell office:value-type="float" office:value="400">
                <text:p>400</text:p>
              </table:table-cell>
              <table:table-cell office:value-type="float" office:value="171251">
                <text:p>171251</text:p>
              </table:table-cell>
              <table:table-cell office:value-type="float" office:value="11396">
                <text:p>11396</text:p>
              </table:table-cell>
              <table:table-cell office:value-type="float" office:value="29896.6">
                <text:p>29896.6</text:p>
              </table:table-cell>
              <table:table-cell office:value-type="float" office:value="262526.2">
                <text:p>262526.2</text:p>
              </table:table-cell>
              <table:table-cell office:value-type="float" office:value="28154.6">
                <text:p>28154.6</text:p>
              </table:table-cell>
            </table:table-row>
            <table:table-row>
              <table:table-cell office:value-type="float" office:value="500">
                <text:p>500</text:p>
              </table:table-cell>
              <table:table-cell office:value-type="float" office:value="267607.4">
                <text:p>267607.4</text:p>
              </table:table-cell>
              <table:table-cell office:value-type="float" office:value="14451.6">
                <text:p>14451.6</text:p>
              </table:table-cell>
              <table:table-cell office:value-type="float" office:value="45415.4">
                <text:p>45415.4</text:p>
              </table:table-cell>
              <table:table-cell office:value-type="float" office:value="413537">
                <text:p>413537</text:p>
              </table:table-cell>
              <table:table-cell office:value-type="float" office:value="35209.8">
                <text:p>3520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2500"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7.91cm" xlink:href="." xlink:type="simple" chart:class="chart:line" chart:style-name="ch1">
        <chart:title svg:x="4.206cm" svg:y="0.293cm" chart:style-name="ch2">
          <text:p>Kuva 2. Keskiarvonopeudet lähikuva</text:p>
        </chart:title>
        <chart:legend chart:legend-position="end" svg:x="12.515cm" svg:y="2.752cm" style:legend-expansion="high" chart:style-name="ch3"/>
        <chart:plot-area chart:style-name="ch4" chart:data-source-has-labels="both" svg:x="1.3cm" svg:y="1.524cm" svg:width="10.577cm" svg:height="5.277cm">
          <chartooo:coordinate-region svg:x="2.331cm" svg:y="1.705cm" svg:width="9.254cm" svg:height="4.486cm"/>
          <chart:axis chart:dimension="x" chart:name="primary-x" chart:style-name="ch5" chartooo:axis-type="auto">
            <chartooo:date-scale/>
            <chart:title svg:x="5.251cm" svg:y="6.959cm" chart:style-name="ch6">
              <text:p>Alkiota taulukossa</text:p>
            </chart:title>
            <chart:categories table:cell-range-address="local-table.$A$2:.$A$7"/>
          </chart:axis>
          <chart:axis chart:dimension="y" chart:name="primary-y" chart:style-name="ch7">
            <chart:title svg:x="0.451cm" svg:y="5.189cm" chart:style-name="ch8">
              <text:p>Nanosekuntia</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
                <text:p>10</text:p>
              </table:table-cell>
              <table:table-cell office:value-type="float" office:value="195">
                <text:p>195</text:p>
              </table:table-cell>
              <table:table-cell office:value-type="float" office:value="653.2">
                <text:p>653.2</text:p>
              </table:table-cell>
              <table:table-cell office:value-type="float" office:value="175">
                <text:p>175</text:p>
              </table:table-cell>
              <table:table-cell office:value-type="float" office:value="157.4">
                <text:p>157.4</text:p>
              </table:table-cell>
              <table:table-cell office:value-type="float" office:value="778.4">
                <text:p>778.4</text:p>
              </table:table-cell>
            </table:table-row>
            <table:table-row>
              <table:table-cell office:value-type="float" office:value="10">
                <text:p>10</text:p>
              </table:table-cell>
              <table:table-cell office:value-type="float" office:value="194.8">
                <text:p>194.8</text:p>
              </table:table-cell>
              <table:table-cell office:value-type="float" office:value="213.4">
                <text:p>213.4</text:p>
              </table:table-cell>
              <table:table-cell office:value-type="float" office:value="121.8">
                <text:p>121.8</text:p>
              </table:table-cell>
              <table:table-cell office:value-type="float" office:value="213">
                <text:p>213</text:p>
              </table:table-cell>
              <table:table-cell office:value-type="float" office:value="516.6">
                <text:p>516.6</text:p>
              </table:table-cell>
            </table:table-row>
            <table:table-row>
              <table:table-cell office:value-type="float" office:value="25">
                <text:p>30</text:p>
              </table:table-cell>
              <table:table-cell office:value-type="float" office:value="1008.8">
                <text:p>1008.8</text:p>
              </table:table-cell>
              <table:table-cell office:value-type="float" office:value="512.8">
                <text:p>512.8</text:p>
              </table:table-cell>
              <table:table-cell office:value-type="float" office:value="346">
                <text:p>346</text:p>
              </table:table-cell>
              <table:table-cell office:value-type="float" office:value="951">
                <text:p>951</text:p>
              </table:table-cell>
              <table:table-cell office:value-type="float" office:value="1266.4">
                <text:p>1266.4</text:p>
              </table:table-cell>
            </table:table-row>
            <table:table-row>
              <table:table-cell office:value-type="float" office:value="50">
                <text:p>50</text:p>
              </table:table-cell>
              <table:table-cell office:value-type="float" office:value="3791.4">
                <text:p>3791.4</text:p>
              </table:table-cell>
              <table:table-cell office:value-type="float" office:value="1356.2">
                <text:p>1356.2</text:p>
              </table:table-cell>
              <table:table-cell office:value-type="float" office:value="996.2">
                <text:p>996.2</text:p>
              </table:table-cell>
              <table:table-cell office:value-type="float" office:value="3899">
                <text:p>3899</text:p>
              </table:table-cell>
              <table:table-cell office:value-type="float" office:value="2988.2">
                <text:p>2988.2</text:p>
              </table:table-cell>
            </table:table-row>
            <table:table-row>
              <table:table-cell office:value-type="float" office:value="75">
                <text:p>80</text:p>
              </table:table-cell>
              <table:table-cell office:value-type="float" office:value="7591.8">
                <text:p>7591.8</text:p>
              </table:table-cell>
              <table:table-cell office:value-type="float" office:value="1823.8">
                <text:p>1823.8</text:p>
              </table:table-cell>
              <table:table-cell office:value-type="float" office:value="1730.4">
                <text:p>1730.4</text:p>
              </table:table-cell>
              <table:table-cell office:value-type="float" office:value="9023.8">
                <text:p>9023.8</text:p>
              </table:table-cell>
              <table:table-cell office:value-type="float" office:value="4838">
                <text:p>4838</text:p>
              </table:table-cell>
            </table:table-row>
            <table:table-row>
              <table:table-cell office:value-type="float" office:value="100">
                <text:p>100</text:p>
              </table:table-cell>
              <table:table-cell office:value-type="float" office:value="13324.2">
                <text:p>13324.2</text:p>
              </table:table-cell>
              <table:table-cell office:value-type="float" office:value="2580.8">
                <text:p>2580.8</text:p>
              </table:table-cell>
              <table:table-cell office:value-type="float" office:value="2838.4">
                <text:p>2838.4</text:p>
              </table:table-cell>
              <table:table-cell office:value-type="float" office:value="16409">
                <text:p>16409</text:p>
              </table:table-cell>
              <table:table-cell office:value-type="float" office:value="6701.8">
                <text:p>670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0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9.584cm" xlink:href="." xlink:type="simple" chart:class="chart:line" chart:style-name="ch1">
        <chart:title svg:x="5.106cm" svg:y="0.326cm" chart:style-name="ch2">
          <text:p>Kuva 3. Järjestetty taulukko</text:p>
        </chart:title>
        <chart:legend chart:legend-position="end" svg:x="12.515cm" svg:y="3.589cm" style:legend-expansion="high" chart:style-name="ch3"/>
        <chart:plot-area chart:style-name="ch4" chart:data-source-has-labels="both" svg:x="1.3cm" svg:y="1.656cm" svg:width="10.577cm" svg:height="6.786cm">
          <chartooo:coordinate-region svg:x="2.531cm" svg:y="1.656cm" svg:width="9.054cm" svg:height="6.176cm"/>
          <chart:axis chart:dimension="x" chart:name="primary-x" chart:style-name="ch5" chartooo:axis-type="auto">
            <chartooo:date-scale/>
            <chart:title svg:x="5.251cm" svg:y="8.633cm" chart:style-name="ch6">
              <text:p>Alkiota taulukossa</text:p>
            </chart:title>
            <chart:categories table:cell-range-address="local-table.$A$2:.$A$14"/>
          </chart:axis>
          <chart:axis chart:dimension="y" chart:name="primary-y" chart:style-name="ch7">
            <chart:title svg:x="0.451cm" svg:y="6.076cm" chart:style-name="ch8">
              <text:p>Nanosekuntia</text:p>
            </chart:title>
            <chart:grid chart:style-name="ch9" chart:class="major"/>
          </chart:axis>
          <chart:series chart:style-name="ch10" chart:values-cell-range-address="local-table.$B$2:.$B$14" chart:label-cell-address="local-table.$B$1" chart:class="chart:line">
            <chart:data-point chart:repeated="13"/>
          </chart:series>
          <chart:series chart:style-name="ch11" chart:values-cell-range-address="local-table.$C$2:.$C$14" chart:label-cell-address="local-table.$C$1" chart:class="chart:line">
            <chart:data-point chart:repeated="13"/>
          </chart:series>
          <chart:series chart:style-name="ch12" chart:values-cell-range-address="local-table.$D$2:.$D$14" chart:label-cell-address="local-table.$D$1" chart:class="chart:line">
            <chart:data-point chart:repeated="13"/>
          </chart:series>
          <chart:series chart:style-name="ch13" chart:values-cell-range-address="local-table.$E$2:.$E$14" chart:label-cell-address="local-table.$E$1" chart:class="chart:line">
            <chart:data-point chart:repeated="13"/>
          </chart:series>
          <chart:series chart:style-name="ch14" chart:values-cell-range-address="local-table.$F$2:.$F$14" chart:label-cell-address="local-table.$F$1"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
                <text:p>10</text:p>
              </table:table-cell>
              <table:table-cell office:value-type="float" office:value="65">
                <text:p>65</text:p>
              </table:table-cell>
              <table:table-cell office:value-type="float" office:value="71">
                <text:p>71</text:p>
              </table:table-cell>
              <table:table-cell office:value-type="float" office:value="56">
                <text:p>56</text:p>
              </table:table-cell>
              <table:table-cell office:value-type="float" office:value="61">
                <text:p>61</text:p>
              </table:table-cell>
              <table:table-cell office:value-type="float" office:value="176">
                <text:p>176</text:p>
              </table:table-cell>
            </table:table-row>
            <table:table-row>
              <table:table-cell office:value-type="float" office:value="10">
                <text:p>10</text:p>
              </table:table-cell>
              <table:table-cell office:value-type="float" office:value="122">
                <text:p>122</text:p>
              </table:table-cell>
              <table:table-cell office:value-type="float" office:value="124">
                <text:p>124</text:p>
              </table:table-cell>
              <table:table-cell office:value-type="float" office:value="61">
                <text:p>61</text:p>
              </table:table-cell>
              <table:table-cell office:value-type="float" office:value="141">
                <text:p>141</text:p>
              </table:table-cell>
              <table:table-cell office:value-type="float" office:value="326">
                <text:p>326</text:p>
              </table:table-cell>
            </table:table-row>
            <table:table-row>
              <table:table-cell office:value-type="float" office:value="25">
                <text:p>30</text:p>
              </table:table-cell>
              <table:table-cell office:value-type="float" office:value="644">
                <text:p>644</text:p>
              </table:table-cell>
              <table:table-cell office:value-type="float" office:value="207">
                <text:p>207</text:p>
              </table:table-cell>
              <table:table-cell office:value-type="float" office:value="97">
                <text:p>97</text:p>
              </table:table-cell>
              <table:table-cell office:value-type="float" office:value="690">
                <text:p>690</text:p>
              </table:table-cell>
              <table:table-cell office:value-type="float" office:value="1011">
                <text:p>1011</text:p>
              </table:table-cell>
            </table:table-row>
            <table:table-row>
              <table:table-cell office:value-type="float" office:value="50">
                <text:p>50</text:p>
              </table:table-cell>
              <table:table-cell office:value-type="float" office:value="2413">
                <text:p>2413</text:p>
              </table:table-cell>
              <table:table-cell office:value-type="float" office:value="561">
                <text:p>561</text:p>
              </table:table-cell>
              <table:table-cell office:value-type="float" office:value="156">
                <text:p>156</text:p>
              </table:table-cell>
              <table:table-cell office:value-type="float" office:value="3341">
                <text:p>3341</text:p>
              </table:table-cell>
              <table:table-cell office:value-type="float" office:value="2075">
                <text:p>2075</text:p>
              </table:table-cell>
            </table:table-row>
            <table:table-row>
              <table:table-cell office:value-type="float" office:value="75">
                <text:p>80</text:p>
              </table:table-cell>
              <table:table-cell office:value-type="float" office:value="4330">
                <text:p>4330</text:p>
              </table:table-cell>
              <table:table-cell office:value-type="float" office:value="961">
                <text:p>961</text:p>
              </table:table-cell>
              <table:table-cell office:value-type="float" office:value="232">
                <text:p>232</text:p>
              </table:table-cell>
              <table:table-cell office:value-type="float" office:value="7824">
                <text:p>7824</text:p>
              </table:table-cell>
              <table:table-cell office:value-type="float" office:value="3146">
                <text:p>3146</text:p>
              </table:table-cell>
            </table:table-row>
            <table:table-row>
              <table:table-cell office:value-type="float" office:value="100">
                <text:p>100</text:p>
              </table:table-cell>
              <table:table-cell office:value-type="float" office:value="7470">
                <text:p>7470</text:p>
              </table:table-cell>
              <table:table-cell office:value-type="float" office:value="1032">
                <text:p>1032</text:p>
              </table:table-cell>
              <table:table-cell office:value-type="float" office:value="309">
                <text:p>309</text:p>
              </table:table-cell>
              <table:table-cell office:value-type="float" office:value="14795">
                <text:p>14795</text:p>
              </table:table-cell>
              <table:table-cell office:value-type="float" office:value="4537">
                <text:p>4537</text:p>
              </table:table-cell>
            </table:table-row>
            <table:table-row>
              <table:table-cell office:value-type="float" office:value="125">
                <text:p>130</text:p>
              </table:table-cell>
              <table:table-cell office:value-type="float" office:value="11795">
                <text:p>11795</text:p>
              </table:table-cell>
              <table:table-cell office:value-type="float" office:value="1199">
                <text:p>1199</text:p>
              </table:table-cell>
              <table:table-cell office:value-type="float" office:value="313">
                <text:p>313</text:p>
              </table:table-cell>
              <table:table-cell office:value-type="float" office:value="24974">
                <text:p>24974</text:p>
              </table:table-cell>
              <table:table-cell office:value-type="float" office:value="5763">
                <text:p>5763</text:p>
              </table:table-cell>
            </table:table-row>
            <table:table-row>
              <table:table-cell office:value-type="float" office:value="150">
                <text:p>150</text:p>
              </table:table-cell>
              <table:table-cell office:value-type="float" office:value="16377">
                <text:p>16377</text:p>
              </table:table-cell>
              <table:table-cell office:value-type="float" office:value="1569">
                <text:p>1569</text:p>
              </table:table-cell>
              <table:table-cell office:value-type="float" office:value="371">
                <text:p>371</text:p>
              </table:table-cell>
              <table:table-cell office:value-type="float" office:value="36509">
                <text:p>36509</text:p>
              </table:table-cell>
              <table:table-cell office:value-type="float" office:value="7358">
                <text:p>7358</text:p>
              </table:table-cell>
            </table:table-row>
            <table:table-row>
              <table:table-cell office:value-type="float" office:value="200">
                <text:p>200</text:p>
              </table:table-cell>
              <table:table-cell office:value-type="float" office:value="28081">
                <text:p>28081</text:p>
              </table:table-cell>
              <table:table-cell office:value-type="float" office:value="2343">
                <text:p>2343</text:p>
              </table:table-cell>
              <table:table-cell office:value-type="float" office:value="524">
                <text:p>524</text:p>
              </table:table-cell>
              <table:table-cell office:value-type="float" office:value="64617">
                <text:p>64617</text:p>
              </table:table-cell>
              <table:table-cell office:value-type="float" office:value="10224">
                <text:p>10224</text:p>
              </table:table-cell>
            </table:table-row>
            <table:table-row>
              <table:table-cell office:value-type="float" office:value="250">
                <text:p>250</text:p>
              </table:table-cell>
              <table:table-cell office:value-type="float" office:value="41835">
                <text:p>41835</text:p>
              </table:table-cell>
              <table:table-cell office:value-type="float" office:value="2686">
                <text:p>2686</text:p>
              </table:table-cell>
              <table:table-cell office:value-type="float" office:value="612">
                <text:p>612</text:p>
              </table:table-cell>
              <table:table-cell office:value-type="float" office:value="103721">
                <text:p>103721</text:p>
              </table:table-cell>
              <table:table-cell office:value-type="float" office:value="12111">
                <text:p>12111</text:p>
              </table:table-cell>
            </table:table-row>
            <table:table-row>
              <table:table-cell office:value-type="float" office:value="300">
                <text:p>300</text:p>
              </table:table-cell>
              <table:table-cell office:value-type="float" office:value="59722">
                <text:p>59722</text:p>
              </table:table-cell>
              <table:table-cell office:value-type="float" office:value="3453">
                <text:p>3453</text:p>
              </table:table-cell>
              <table:table-cell office:value-type="float" office:value="743">
                <text:p>743</text:p>
              </table:table-cell>
              <table:table-cell office:value-type="float" office:value="145478">
                <text:p>145478</text:p>
              </table:table-cell>
              <table:table-cell office:value-type="float" office:value="14123">
                <text:p>14123</text:p>
              </table:table-cell>
            </table:table-row>
            <table:table-row>
              <table:table-cell office:value-type="float" office:value="400">
                <text:p>400</text:p>
              </table:table-cell>
              <table:table-cell office:value-type="float" office:value="98091">
                <text:p>98091</text:p>
              </table:table-cell>
              <table:table-cell office:value-type="float" office:value="4709">
                <text:p>4709</text:p>
              </table:table-cell>
              <table:table-cell office:value-type="float" office:value="917">
                <text:p>917</text:p>
              </table:table-cell>
              <table:table-cell office:value-type="float" office:value="260150">
                <text:p>260150</text:p>
              </table:table-cell>
              <table:table-cell office:value-type="float" office:value="18578">
                <text:p>18578</text:p>
              </table:table-cell>
            </table:table-row>
            <table:table-row>
              <table:table-cell office:value-type="float" office:value="500">
                <text:p>500</text:p>
              </table:table-cell>
              <table:table-cell office:value-type="float" office:value="150595">
                <text:p>150595</text:p>
              </table:table-cell>
              <table:table-cell office:value-type="float" office:value="5380">
                <text:p>5380</text:p>
              </table:table-cell>
              <table:table-cell office:value-type="float" office:value="1140">
                <text:p>1140</text:p>
              </table:table-cell>
              <table:table-cell office:value-type="float" office:value="411664">
                <text:p>411664</text:p>
              </table:table-cell>
              <table:table-cell office:value-type="float" office:value="23853">
                <text:p>2385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0000"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11.599cm" xlink:href="." xlink:type="simple" chart:class="chart:line" chart:style-name="ch1">
        <chart:title svg:x="3.236cm" svg:y="0.366cm" chart:style-name="ch2">
          <text:p>Kuva 4. Keskiarvonopeudet suurilla taulukoilla</text:p>
        </chart:title>
        <chart:legend chart:legend-position="end" svg:x="12.515cm" svg:y="4.596cm" style:legend-expansion="high" chart:style-name="ch3"/>
        <chart:plot-area chart:style-name="ch4" chart:data-source-has-labels="both" svg:x="1.3cm" svg:y="1.816cm" svg:width="10.577cm" svg:height="8.601cm">
          <chartooo:coordinate-region svg:x="2.931cm" svg:y="1.997cm" svg:width="8.454cm" svg:height="7.81cm"/>
          <chart:axis chart:dimension="x" chart:name="primary-x" chart:style-name="ch5" chartooo:axis-type="auto">
            <chartooo:date-scale/>
            <chart:title svg:x="5.251cm" svg:y="10.648cm" chart:style-name="ch6">
              <text:p>Alkiota taulukossa</text:p>
            </chart:title>
            <chart:categories table:cell-range-address="local-table.$A$2:.$A$11"/>
          </chart:axis>
          <chart:axis chart:dimension="y" chart:name="primary-y" chart:style-name="ch7">
            <chart:title svg:x="0.451cm" svg:y="7.143cm" chart:style-name="ch8">
              <text:p>Nanosekuntia</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series chart:style-name="ch14" chart:values-cell-range-address="local-table.$F$2:.$F$11" chart:label-cell-address="local-table.$F$1"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00">
                <text:p>500</text:p>
              </table:table-cell>
              <table:table-cell office:value-type="float" office:value="279531.8">
                <text:p>279531.8</text:p>
              </table:table-cell>
              <table:table-cell office:value-type="float" office:value="14487.2">
                <text:p>14487.2</text:p>
              </table:table-cell>
              <table:table-cell office:value-type="float" office:value="45604.6">
                <text:p>45604.6</text:p>
              </table:table-cell>
              <table:table-cell office:value-type="float" office:value="422438.8">
                <text:p>422438.8</text:p>
              </table:table-cell>
              <table:table-cell office:value-type="float" office:value="35209.4">
                <text:p>35209.4</text:p>
              </table:table-cell>
            </table:table-row>
            <table:table-row>
              <table:table-cell office:value-type="float" office:value="750">
                <text:p>750</text:p>
              </table:table-cell>
              <table:table-cell office:value-type="float" office:value="644269.4">
                <text:p>644269.4</text:p>
              </table:table-cell>
              <table:table-cell office:value-type="float" office:value="24444.6">
                <text:p>24444.6</text:p>
              </table:table-cell>
              <table:table-cell office:value-type="float" office:value="101764.4">
                <text:p>101764.4</text:p>
              </table:table-cell>
              <table:table-cell office:value-type="float" office:value="953412.6">
                <text:p>953412.6</text:p>
              </table:table-cell>
              <table:table-cell office:value-type="float" office:value="57621.6">
                <text:p>57621.6</text:p>
              </table:table-cell>
            </table:table-row>
            <table:table-row>
              <table:table-cell office:value-type="float" office:value="1000">
                <text:p>1000</text:p>
              </table:table-cell>
              <table:table-cell office:value-type="float" office:value="1155545.6">
                <text:p>1155545.6</text:p>
              </table:table-cell>
              <table:table-cell office:value-type="float" office:value="31291.2">
                <text:p>31291.2</text:p>
              </table:table-cell>
              <table:table-cell office:value-type="float" office:value="173561.2">
                <text:p>173561.2</text:p>
              </table:table-cell>
              <table:table-cell office:value-type="float" office:value="1711498.6">
                <text:p>1711498.6</text:p>
              </table:table-cell>
              <table:table-cell office:value-type="float" office:value="80781.8">
                <text:p>80781.8</text:p>
              </table:table-cell>
            </table:table-row>
            <table:table-row>
              <table:table-cell office:value-type="float" office:value="1250">
                <text:p>1250</text:p>
              </table:table-cell>
              <table:table-cell office:value-type="float" office:value="1834696.8">
                <text:p>1834696.8</text:p>
              </table:table-cell>
              <table:table-cell office:value-type="float" office:value="39572.4">
                <text:p>39572.4</text:p>
              </table:table-cell>
              <table:table-cell office:value-type="float" office:value="269313">
                <text:p>269313</text:p>
              </table:table-cell>
              <table:table-cell office:value-type="float" office:value="2683802.2">
                <text:p>2683802.2</text:p>
              </table:table-cell>
              <table:table-cell office:value-type="float" office:value="97833">
                <text:p>97833</text:p>
              </table:table-cell>
            </table:table-row>
            <table:table-row>
              <table:table-cell office:value-type="float" office:value="1500">
                <text:p>1500</text:p>
              </table:table-cell>
              <table:table-cell office:value-type="float" office:value="2638833.2">
                <text:p>2638833.2</text:p>
              </table:table-cell>
              <table:table-cell office:value-type="float" office:value="50419.4">
                <text:p>50419.4</text:p>
              </table:table-cell>
              <table:table-cell office:value-type="float" office:value="370764">
                <text:p>370764</text:p>
              </table:table-cell>
              <table:table-cell office:value-type="float" office:value="3875677.4">
                <text:p>3875677.4</text:p>
              </table:table-cell>
              <table:table-cell office:value-type="float" office:value="126190.2">
                <text:p>126190.2</text:p>
              </table:table-cell>
            </table:table-row>
            <table:table-row>
              <table:table-cell office:value-type="float" office:value="2000">
                <text:p>2000</text:p>
              </table:table-cell>
              <table:table-cell office:value-type="float" office:value="4726341.6">
                <text:p>4726341.6</text:p>
              </table:table-cell>
              <table:table-cell office:value-type="float" office:value="65997.2">
                <text:p>65997.2</text:p>
              </table:table-cell>
              <table:table-cell office:value-type="float" office:value="650486.2">
                <text:p>650486.2</text:p>
              </table:table-cell>
              <table:table-cell office:value-type="float" office:value="6893158.4">
                <text:p>6893158.4</text:p>
              </table:table-cell>
              <table:table-cell office:value-type="float" office:value="173940.2">
                <text:p>173940.2</text:p>
              </table:table-cell>
            </table:table-row>
            <table:table-row>
              <table:table-cell office:value-type="float" office:value="3000">
                <text:p>3000</text:p>
              </table:table-cell>
              <table:table-cell office:value-type="float" office:value="10737651.4">
                <text:p>10737651.4</text:p>
              </table:table-cell>
              <table:table-cell office:value-type="float" office:value="105505.4">
                <text:p>105505.4</text:p>
              </table:table-cell>
              <table:table-cell office:value-type="float" office:value="1452356">
                <text:p>1452356</text:p>
              </table:table-cell>
              <table:table-cell office:value-type="float" office:value="15486145">
                <text:p>15486145</text:p>
              </table:table-cell>
              <table:table-cell office:value-type="float" office:value="263218">
                <text:p>263218</text:p>
              </table:table-cell>
            </table:table-row>
            <table:table-row>
              <table:table-cell office:value-type="float" office:value="5000">
                <text:p>5000</text:p>
              </table:table-cell>
              <table:table-cell office:value-type="float" office:value="30166901.8">
                <text:p>30166901.8</text:p>
              </table:table-cell>
              <table:table-cell office:value-type="float" office:value="186488.6">
                <text:p>186488.6</text:p>
              </table:table-cell>
              <table:table-cell office:value-type="float" office:value="4013684">
                <text:p>4013684</text:p>
              </table:table-cell>
              <table:table-cell office:value-type="float" office:value="43193102.6">
                <text:p>43193102.6</text:p>
              </table:table-cell>
              <table:table-cell office:value-type="float" office:value="437875.6">
                <text:p>437875.6</text:p>
              </table:table-cell>
            </table:table-row>
            <table:table-row>
              <table:table-cell office:value-type="float" office:value="7500">
                <text:p>7500</text:p>
              </table:table-cell>
              <table:table-cell office:value-type="float" office:value="68082917.4">
                <text:p>68082917.4</text:p>
              </table:table-cell>
              <table:table-cell office:value-type="float" office:value="278329.8">
                <text:p>278329.8</text:p>
              </table:table-cell>
              <table:table-cell office:value-type="float" office:value="8811607.4">
                <text:p>8811607.4</text:p>
              </table:table-cell>
              <table:table-cell office:value-type="float" office:value="96937310.4">
                <text:p>96937310.4</text:p>
              </table:table-cell>
              <table:table-cell office:value-type="float" office:value="671189.6">
                <text:p>671189.6</text:p>
              </table:table-cell>
            </table:table-row>
            <table:table-row>
              <table:table-cell office:value-type="float" office:value="10000">
                <text:p>10000</text:p>
              </table:table-cell>
              <table:table-cell office:value-type="float" office:value="120637965.8">
                <text:p>120637965.8</text:p>
              </table:table-cell>
              <table:table-cell office:value-type="float" office:value="377493">
                <text:p>377493</text:p>
              </table:table-cell>
              <table:table-cell office:value-type="float" office:value="15456541.6">
                <text:p>15456541.6</text:p>
              </table:table-cell>
              <table:table-cell office:value-type="float" office:value="172405309.6">
                <text:p>172405309.6</text:p>
              </table:table-cell>
              <table:table-cell office:value-type="float" office:value="908263.2">
                <text:p>908263.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000" chart:maximum="1000000"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10.898cm" xlink:href="." xlink:type="simple" chart:class="chart:line" chart:style-name="ch1">
        <chart:title svg:x="3.116cm" svg:y="0.352cm" chart:style-name="ch2">
          <text:p>Kuva 5. Järjestetyn taulukon järjestämisnopeus</text:p>
        </chart:title>
        <chart:legend chart:legend-position="end" svg:x="12.515cm" svg:y="4.246cm" style:legend-expansion="high" chart:style-name="ch3"/>
        <chart:plot-area chart:style-name="ch4" chart:data-source-has-labels="both" svg:x="1.3cm" svg:y="1.76cm" svg:width="10.577cm" svg:height="7.97cm">
          <chartooo:coordinate-region svg:x="2.731cm" svg:y="1.76cm" svg:width="8.654cm" svg:height="7.36cm"/>
          <chart:axis chart:dimension="x" chart:name="primary-x" chart:style-name="ch5" chartooo:axis-type="auto">
            <chartooo:date-scale/>
            <chart:title svg:x="5.201cm" svg:y="9.947cm" chart:style-name="ch6">
              <text:p>Alkiota  taulukossa</text:p>
            </chart:title>
            <chart:categories table:cell-range-address="local-table.$A$2:.$A$11"/>
          </chart:axis>
          <chart:axis chart:dimension="y" chart:name="primary-y" chart:style-name="ch7">
            <chart:title svg:x="0.451cm" svg:y="6.772cm" chart:style-name="ch8">
              <text:p>Nanosekuntia</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series chart:style-name="ch14" chart:values-cell-range-address="local-table.$F$2:.$F$11" chart:label-cell-address="local-table.$F$1"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00">
                <text:p>500</text:p>
              </table:table-cell>
              <table:table-cell office:value-type="float" office:value="146315">
                <text:p>146315</text:p>
              </table:table-cell>
              <table:table-cell office:value-type="float" office:value="5131">
                <text:p>5131</text:p>
              </table:table-cell>
              <table:table-cell office:value-type="float" office:value="1127">
                <text:p>1127</text:p>
              </table:table-cell>
              <table:table-cell office:value-type="float" office:value="417236">
                <text:p>417236</text:p>
              </table:table-cell>
              <table:table-cell office:value-type="float" office:value="23260">
                <text:p>23260</text:p>
              </table:table-cell>
            </table:table-row>
            <table:table-row>
              <table:table-cell office:value-type="float" office:value="750">
                <text:p>750</text:p>
              </table:table-cell>
              <table:table-cell office:value-type="float" office:value="326570">
                <text:p>326570</text:p>
              </table:table-cell>
              <table:table-cell office:value-type="float" office:value="9133">
                <text:p>9133</text:p>
              </table:table-cell>
              <table:table-cell office:value-type="float" office:value="1711">
                <text:p>1711</text:p>
              </table:table-cell>
              <table:table-cell office:value-type="float" office:value="938732">
                <text:p>938732</text:p>
              </table:table-cell>
              <table:table-cell office:value-type="float" office:value="40074">
                <text:p>40074</text:p>
              </table:table-cell>
            </table:table-row>
            <table:table-row>
              <table:table-cell office:value-type="float" office:value="1000">
                <text:p>1000</text:p>
              </table:table-cell>
              <table:table-cell office:value-type="float" office:value="591870">
                <text:p>591870</text:p>
              </table:table-cell>
              <table:table-cell office:value-type="float" office:value="11342">
                <text:p>11342</text:p>
              </table:table-cell>
              <table:table-cell office:value-type="float" office:value="2229">
                <text:p>2229</text:p>
              </table:table-cell>
              <table:table-cell office:value-type="float" office:value="1705870">
                <text:p>1705870</text:p>
              </table:table-cell>
              <table:table-cell office:value-type="float" office:value="53034">
                <text:p>53034</text:p>
              </table:table-cell>
            </table:table-row>
            <table:table-row>
              <table:table-cell office:value-type="float" office:value="1250">
                <text:p>1250</text:p>
              </table:table-cell>
              <table:table-cell office:value-type="float" office:value="909610">
                <text:p>909610</text:p>
              </table:table-cell>
              <table:table-cell office:value-type="float" office:value="17358">
                <text:p>17358</text:p>
              </table:table-cell>
              <table:table-cell office:value-type="float" office:value="3331">
                <text:p>3331</text:p>
              </table:table-cell>
              <table:table-cell office:value-type="float" office:value="2672923">
                <text:p>2672923</text:p>
              </table:table-cell>
              <table:table-cell office:value-type="float" office:value="64241">
                <text:p>64241</text:p>
              </table:table-cell>
            </table:table-row>
            <table:table-row>
              <table:table-cell office:value-type="float" office:value="1500">
                <text:p>1500</text:p>
              </table:table-cell>
              <table:table-cell office:value-type="float" office:value="1321110">
                <text:p>1321110</text:p>
              </table:table-cell>
              <table:table-cell office:value-type="float" office:value="21472">
                <text:p>21472</text:p>
              </table:table-cell>
              <table:table-cell office:value-type="float" office:value="3335">
                <text:p>3335</text:p>
              </table:table-cell>
              <table:table-cell office:value-type="float" office:value="3837476">
                <text:p>3837476</text:p>
              </table:table-cell>
              <table:table-cell office:value-type="float" office:value="78409">
                <text:p>78409</text:p>
              </table:table-cell>
            </table:table-row>
            <table:table-row>
              <table:table-cell office:value-type="float" office:value="2000">
                <text:p>2000</text:p>
              </table:table-cell>
              <table:table-cell office:value-type="float" office:value="2319019">
                <text:p>2319019</text:p>
              </table:table-cell>
              <table:table-cell office:value-type="float" office:value="26825">
                <text:p>26825</text:p>
              </table:table-cell>
              <table:table-cell office:value-type="float" office:value="4493">
                <text:p>4493</text:p>
              </table:table-cell>
              <table:table-cell office:value-type="float" office:value="6876638">
                <text:p>6876638</text:p>
              </table:table-cell>
              <table:table-cell office:value-type="float" office:value="102837">
                <text:p>102837</text:p>
              </table:table-cell>
            </table:table-row>
            <table:table-row>
              <table:table-cell office:value-type="float" office:value="3000">
                <text:p>3000</text:p>
              </table:table-cell>
              <table:table-cell office:value-type="float" office:value="5267871">
                <text:p>5267871</text:p>
              </table:table-cell>
              <table:table-cell office:value-type="float" office:value="41715">
                <text:p>41715</text:p>
              </table:table-cell>
              <table:table-cell office:value-type="float" office:value="6724">
                <text:p>6724</text:p>
              </table:table-cell>
              <table:table-cell office:value-type="float" office:value="15483964">
                <text:p>15483964</text:p>
              </table:table-cell>
              <table:table-cell office:value-type="float" office:value="166435">
                <text:p>166435</text:p>
              </table:table-cell>
            </table:table-row>
            <table:table-row>
              <table:table-cell office:value-type="float" office:value="5000">
                <text:p>5000</text:p>
              </table:table-cell>
              <table:table-cell office:value-type="float" office:value="14558853">
                <text:p>14558853</text:p>
              </table:table-cell>
              <table:table-cell office:value-type="float" office:value="72702">
                <text:p>72702</text:p>
              </table:table-cell>
              <table:table-cell office:value-type="float" office:value="11241">
                <text:p>11241</text:p>
              </table:table-cell>
              <table:table-cell office:value-type="float" office:value="43013340">
                <text:p>43013340</text:p>
              </table:table-cell>
              <table:table-cell office:value-type="float" office:value="296873">
                <text:p>296873</text:p>
              </table:table-cell>
            </table:table-row>
            <table:table-row>
              <table:table-cell office:value-type="float" office:value="7500">
                <text:p>7500</text:p>
              </table:table-cell>
              <table:table-cell office:value-type="float" office:value="32611365">
                <text:p>32611365</text:p>
              </table:table-cell>
              <table:table-cell office:value-type="float" office:value="107284">
                <text:p>107284</text:p>
              </table:table-cell>
              <table:table-cell office:value-type="float" office:value="17215">
                <text:p>17215</text:p>
              </table:table-cell>
              <table:table-cell office:value-type="float" office:value="96804880">
                <text:p>96804880</text:p>
              </table:table-cell>
              <table:table-cell office:value-type="float" office:value="434108">
                <text:p>434108</text:p>
              </table:table-cell>
            </table:table-row>
            <table:table-row>
              <table:table-cell office:value-type="float" office:value="10000">
                <text:p>10000</text:p>
              </table:table-cell>
              <table:table-cell office:value-type="float" office:value="59234557">
                <text:p>59234557</text:p>
              </table:table-cell>
              <table:table-cell office:value-type="float" office:value="157647">
                <text:p>157647</text:p>
              </table:table-cell>
              <table:table-cell office:value-type="float" office:value="22505">
                <text:p>22505</text:p>
              </table:table-cell>
              <table:table-cell office:value-type="float" office:value="172110049">
                <text:p>172110049</text:p>
              </table:table-cell>
              <table:table-cell office:value-type="float" office:value="603078">
                <text:p>60307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